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 style:list-style-name="L112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1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11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1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2" style:family="paragraph" style:parent-style-name="Text_20_body" style:list-style-name="L11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3" style:family="paragraph" style:parent-style-name="Text_20_body" style:list-style-name="L11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5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1" style:family="paragraph" style:parent-style-name="Text_20_body" style:list-style-name="L12">
      <style:paragraph-properties fo:margin-top="0cm" fo:margin-bottom="0cm" fo:line-height="150%" style:writing-mode="lr-tb"/>
    </style:style>
    <style:style style:name="P162" style:family="paragraph" style:parent-style-name="Text_20_body" style:list-style-name="L15">
      <style:paragraph-properties fo:margin-top="0cm" fo:margin-bottom="0cm" fo:line-height="150%" style:writing-mode="lr-tb"/>
    </style:style>
    <style:style style:name="P163" style:family="paragraph" style:parent-style-name="Text_20_body" style:list-style-name="L27">
      <style:paragraph-properties fo:margin-top="0cm" fo:margin-bottom="0cm" fo:line-height="150%" style:writing-mode="lr-tb"/>
    </style:style>
    <style:style style:name="P164" style:family="paragraph" style:parent-style-name="Text_20_body" style:list-style-name="L30">
      <style:paragraph-properties fo:margin-top="0cm" fo:margin-bottom="0cm" fo:line-height="150%" style:writing-mode="lr-tb"/>
    </style:style>
    <style:style style:name="P165" style:family="paragraph" style:parent-style-name="Text_20_body" style:list-style-name="L33">
      <style:paragraph-properties fo:margin-top="0cm" fo:margin-bottom="0cm" fo:line-height="150%" style:writing-mode="lr-tb"/>
    </style:style>
    <style:style style:name="P166" style:family="paragraph" style:parent-style-name="Text_20_body" style:list-style-name="L39">
      <style:paragraph-properties fo:margin-top="0cm" fo:margin-bottom="0cm" fo:line-height="150%" style:writing-mode="lr-tb"/>
    </style:style>
    <style:style style:name="P167" style:family="paragraph" style:parent-style-name="Text_20_body" style:list-style-name="L57">
      <style:paragraph-properties fo:margin-top="0cm" fo:margin-bottom="0cm" fo:line-height="150%" style:writing-mode="lr-tb"/>
    </style:style>
    <style:style style:name="P168" style:family="paragraph" style:parent-style-name="Text_20_body" style:list-style-name="L60">
      <style:paragraph-properties fo:margin-top="0cm" fo:margin-bottom="0cm" fo:line-height="150%" style:writing-mode="lr-tb"/>
    </style:style>
    <style:style style:name="P16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1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72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3" style:family="paragraph" style:parent-style-name="Text_20_body" style:list-style-name="L11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4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5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6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7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8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fo:background-color="#ffcc00"/>
    </style:style>
    <style:style style:name="T29" style:family="text">
      <style:text-properties fo:color="#ff3333"/>
    </style:style>
    <style:style style:name="T30" style:family="text">
      <style:text-properties fo:color="#9933ff"/>
    </style:style>
    <style:style style:name="T31" style:family="text">
      <style:text-properties fo:color="#996600"/>
    </style:style>
    <style:style style:name="T32" style:family="text">
      <style:text-properties fo:color="#0084d1"/>
    </style:style>
    <style:style style:name="T33" style:family="text">
      <style:text-properties style:language-asian="ja" style:country-asian="JP"/>
    </style:style>
    <style:style style:name="T34" style:family="text">
      <style:text-properties style:text-line-through-style="solid"/>
    </style:style>
    <style:style style:name="T35" style:family="text">
      <style:text-properties fo:font-size="15pt" fo:background-color="#ccff66" style:font-size-asian="15pt" style:font-size-complex="15pt"/>
    </style:style>
    <style:style style:name="T36" style:family="text">
      <style:text-properties fo:background-color="#ccff66"/>
    </style:style>
    <style:style style:name="T3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8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8552781253666975679" text:style-name="L1">
        <text:list-item>
          <text:p text:style-name="P33">REVIEW</text:p>
          <text:list>
            <text:list-item>
              <text:p text:style-name="P37"/>
            </text:list-item>
          </text:list>
        </text:list-item>
        <text:list-item>
          <text:p text:style-name="P38">TASK-1 : “j5” → flowcharting, “j6”</text:p>
          <text:list>
            <text:list-item>
              <text:list>
                <text:list-item>
                  <text:p text:style-name="P38">#_20190811_130307:next</text:p>
                </text:list-item>
                <text:list-item>
                  <text:p text:style-name="P38">#_20190812_105414:ref</text:p>
                </text:list-item>
              </text:list>
            </text:list-item>
            <text:list-item>
              <text:p text:style-name="P38">charting</text:p>
            </text:list-item>
            <text:list-item>
              <text:p text:style-name="P39"><text:span text:style-name="T25">#_</text:span><text:span text:style-name="T24"> CODING : “j6” ~~ “j6 : N : 2”</text:span></text:p>
              <text:list>
                <text:list-item>
                  <text:p text:style-name="P38">#_20190812_110028:tmp</text:p>
                </text:list-item>
              </text:list>
            </text:list-item>
            <text:list-item>
              <text:p text:style-name="P38">TEST ⇒ OK</text:p>
            </text:list-item>
            <text:list-item>
              <text:p text:style-name="P38">T-1.2 : “j6-2”</text:p>
              <text:list>
                <text:list-item>
                  <text:p text:style-name="P38">#_20190812_111244:tmp</text:p>
                </text:list-item>
                <text:list-item>
                  <text:p text:style-name="P171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5376276097355382205" text:style-name="L2">
        <text:list-item>
          <text:p text:style-name="P34">TASK : “j6 : N : 3” → remove “break” word, run the loop, continue from breaking occurred ⇒ maybe, “j6 : Y : 1”</text:p>
          <text:list>
            <text:list-item>
              <text:p text:style-name="P172">#_20190812_111920:next</text:p>
            </text:list-item>
          </text:list>
        </text:list-item>
      </text:list>
      <text:p text:style-name="P7">[further]</text:p>
      <text:list xml:id="list4863457888537549629" text:style-name="L3">
        <text:list-item>
          <text:p text:style-name="P174">wanna-know</text:p>
        </text:list-item>
      </text:list>
      <text:p text:style-name="P7">[docs]</text:p>
      <text:list xml:id="list690489911234584394" text:style-name="L4">
        <text:list-item>
          <text:p text:style-name="P176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7238900076348769976" text:style-name="L5">
        <text:list-item>
          <text:p text:style-name="P35">REVIEW</text:p>
        </text:list-item>
        <text:list-item>
          <text:p text:style-name="P35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5">#_20190812_111920:next</text:p>
                    </text:list-item>
                  </text:list>
                </text:list-item>
                <text:list-item>
                  <text:p text:style-name="P35">T-1.1</text:p>
                  <text:list>
                    <text:list-item>
                      <text:p text:style-name="P35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“j6 : Y : 2” ~~</text:p>
          <text:list>
            <text:list-item>
              <text:p text:style-name="P35">T-2.1</text:p>
              <text:list>
                <text:list-item>
                  <text:p text:style-name="P35">CODING : ~~ “j7 : N : 1”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2.2 : “j7 : N : 2” ~~ j7 : N : 2</text:p>
              <text:list>
                <text:list-item>
                  <text:p text:style-name="P29"><text:span text:style-name="T7">CODING</text:span><text:span text:style-name="T27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7">[next]</text:p>
      <text:list xml:id="list4923804625840000371" text:style-name="L6">
        <text:list-item>
          <text:p text:style-name="P44">TASK : “j7 : N : 3” ~~</text:p>
          <text:list>
            <text:list-item>
              <text:p text:style-name="P44">#_20190813_134031:next</text:p>
            </text:list-item>
          </text:list>
        </text:list-item>
      </text:list>
      <text:p text:style-name="P7">[further]</text:p>
      <text:list xml:id="list8744931189264949231" text:style-name="L7">
        <text:list-item>
          <text:p text:style-name="P175">wanna-know</text:p>
        </text:list-item>
      </text:list>
      <text:p text:style-name="P7">[docs]</text:p>
      <text:list xml:id="list6992192202174902824" text:style-name="L8">
        <text:list-item>
          <text:p text:style-name="P177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5366985852852566893" text:style-name="L9">
        <text:list-item>
          <text:p text:style-name="P47">REVIEW</text:p>
        </text:list-item>
        <text:list-item>
          <text:p text:style-name="P47">TASK-1 : <text:span text:style-name="T17">“j7 : N : 3” ~~</text:span></text:p>
          <text:list>
            <text:list-item>
              <text:list>
                <text:list-item>
                  <text:p text:style-name="P45">#_20190813_134031:next</text:p>
                </text:list-item>
              </text:list>
            </text:list-item>
            <text:list-item>
              <text:p text:style-name="P47"><text:span text:style-name="T25">#_</text:span> T-1.1</text:p>
              <text:list>
                <text:list-item>
                  <text:p text:style-name="P47">CODING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<text:span text:style-name="T25">#_</text:span> SEG-1 : add debug message</text:p>
              <text:list>
                <text:list-item>
                  <text:p text:style-name="P47">#_20190814_101628:tmp</text:p>
                </text:list-item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<text:span text:style-name="T25">#_</text:span> TASK-2 : “j7 : Y : 2” ~~</text:p>
          <text:list>
            <text:list-item>
              <text:p text:style-name="P47">T-2.1 : “Pos” → new key</text:p>
              <text:list>
                <text:list-item>
                  <text:p text:style-name="P47">#_20190814_102053:tmp</text:p>
                </text:list-item>
                <text:list-item>
                  <text:p text:style-name="P47">CODING</text:p>
                </text:list-item>
              </text:list>
            </text:list-item>
            <text:list-item>
              <text:p text:style-name="P47">T-2.2 : “j7 : Y : 2” → show values</text:p>
              <text:list>
                <text:list-item>
                  <text:p text:style-name="P47">CODING : #_20190814_102616:tmp</text:p>
                </text:list-item>
                <text:list-item>
                  <text:p text:style-name="P47">==&gt; OK</text:p>
                </text:list-item>
              </text:list>
            </text:list-item>
          </text:list>
        </text:list-item>
      </text:list>
      <text:p text:style-name="P10">[next]</text:p>
      <text:list xml:id="list7605169376334532952" text:style-name="L10">
        <text:list-item>
          <text:p text:style-name="P48">TASK : “j7 : Y : 3” ~~</text:p>
          <text:list>
            <text:list-item>
              <text:p text:style-name="P48">#_20190814_104749:next</text:p>
            </text:list-item>
          </text:list>
        </text:list-item>
      </text:list>
      <text:p text:style-name="P10">[further]</text:p>
      <text:list xml:id="list6670233670069862171" text:style-name="L11">
        <text:list-item>
          <text:p text:style-name="P49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2670677704752149424" text:style-name="L12">
        <text:list-item>
          <text:p text:style-name="P50">REVIEW</text:p>
        </text:list-item>
        <text:list-item>
          <text:p text:style-name="P50">TASK-1 : “j7 : Y : 3” ~~</text:p>
          <text:list>
            <text:list-item>
              <text:list>
                <text:list-item>
                  <text:p text:style-name="P50">#_20190814_104749:next</text:p>
                </text:list-item>
              </text:list>
            </text:list-item>
            <text:list-item>
              <text:p text:style-name="P50">SEG-1 : add → retrun var ==&gt; “lo_Pos_Exits”</text:p>
              <text:list>
                <text:list-item>
                  <text:p text:style-name="P50">CODING</text:p>
                  <text:list>
                    <text:list-item>
                      <text:p text:style-name="P161"><text:span text:style-name="T13">#_</text:span><text:span text:style-name="T8"> caller : #_20190814_165634:tmp</text:span></text:p>
                    </text:list-item>
                    <text:list-item>
                      <text:p text:style-name="P161"><text:span text:style-name="T13">#_</text:span><text:span text:style-name="T8"> ret : </text:span></text:p>
                    </text:list-item>
                    <text:list-item>
                      <text:p text:style-name="P161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49">T-1.1 : </text:p>
              <text:list>
                <text:list-item>
                  <text:p text:style-name="P149">CODING : Pos[st_pr]</text:p>
                </text:list-item>
                <text:list-item>
                  <text:p text:style-name="P149">TEST ==&gt; OK</text:p>
                </text:list-item>
              </text:list>
            </text:list-item>
            <text:list-item>
              <text:p text:style-name="P149">T-1.2</text:p>
              <text:list>
                <text:list-item>
                  <text:p text:style-name="P178">Pos[ext_pr]</text:p>
                </text:list-item>
                <text:list-item>
                  <text:p text:style-name="P149">TEST ==&gt; OK</text:p>
                </text:list-item>
              </text:list>
            </text:list-item>
          </text:list>
        </text:list-item>
      </text:list>
      <text:p text:style-name="P10">[next]</text:p>
      <text:list xml:id="list1038674466816261793" text:style-name="L13">
        <text:list-item>
          <text:p text:style-name="P51">TASK : “j7 : Y : 4” ~~</text:p>
          <text:list>
            <text:list-item>
              <text:p text:style-name="P51">#_20190814_171206:next</text:p>
            </text:list-item>
          </text:list>
        </text:list-item>
      </text:list>
      <text:p text:style-name="P10">[further]</text:p>
      <text:list xml:id="list7811653668692734465" text:style-name="L14">
        <text:list-item>
          <text:p text:style-name="P52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2760342924282892307" text:style-name="L15">
        <text:list-item>
          <text:p text:style-name="P53">REVIEW</text:p>
        </text:list-item>
        <text:list-item>
          <text:p text:style-name="P53"><text:span text:style-name="T25">#_</text:span> TASK-1 : “j7 : Y : 4” ~~</text:p>
          <text:list>
            <text:list-item>
              <text:list>
                <text:list-item>
                  <text:p text:style-name="P53">#_20190814_17120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ING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162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3">#_20190815_105241:tmp</text:p>
                </text:list-item>
              </text:list>
            </text:list-item>
            <text:list-item>
              <text:p text:style-name="P53">T-2.1</text:p>
              <text:list>
                <text:list-item>
                  <text:p text:style-name="P53">CODING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3 : “j7 : Y : 6” ~~</text:p>
          <text:list>
            <text:list-item>
              <text:p text:style-name="P53"><text:span text:style-name="T25">#_</text:span> T-3.1 : ==&gt; with “break”</text:p>
              <text:list>
                <text:list-item>
                  <text:p text:style-name="P53">==&gt; OK</text:p>
                </text:list-item>
              </text:list>
            </text:list-item>
            <text:list-item>
              <text:p text:style-name="P53">@+<text:span text:style-name="T25">#_</text:span> T-3.2 : ==&gt; w/o “break”</text:p>
              <text:list>
                <text:list-item>
                  <text:p text:style-name="P53">==&gt; exit loop due → “over the max”</text:p>
                </text:list-item>
              </text:list>
            </text:list-item>
            <text:list-item>
              <text:p text:style-name="P53">T-3.3 : ==&gt; w/o “break”, max → 50 (instead of 10)</text:p>
              <text:list>
                <text:list-item>
                  <text:p text:style-name="P53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2653275828223885930" text:style-name="L16">
        <text:list-item>
          <text:p text:style-name="P54">TASK</text:p>
          <text:list>
            <text:list-item>
              <text:p text:style-name="P54">flowcharting ==&gt; “(step : B : j5 : Y : 1)” ~~</text:p>
            </text:list-item>
            <text:list-item>
              <text:p text:style-name="P54">CODING</text:p>
              <text:list>
                <text:list-item>
                  <text:p text:style-name="P54">#_20190815_110825:next</text:p>
                </text:list-item>
              </text:list>
            </text:list-item>
          </text:list>
        </text:list-item>
      </text:list>
      <text:p text:style-name="P10">[further]</text:p>
      <text:list xml:id="list8043476461535765505" text:style-name="L17">
        <text:list-item>
          <text:p text:style-name="P55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110832411857694744" text:style-name="L18">
        <text:list-item>
          <text:p text:style-name="P56">REVIEW</text:p>
        </text:list-item>
        <text:list-item>
          <text:p text:style-name="P56"><text:span text:style-name="T25">@#_</text:span> TASK-1 : flowcharting ==&gt; “(step : B : j5 : Y : 1)” ~~</text:p>
          <text:list>
            <text:list-item>
              <text:list>
                <text:list-item>
                  <text:p text:style-name="P56">T-1.1 : “(step : B : j5 : Y : 2)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  <text:list-item>
                  <text:p text:style-name="P56">T-1.2 : “j5 : Y : 3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  <text:list-item>
                  <text:p text:style-name="P56">T-1.3 : “j5 : Y : 4”, “Y : 5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ASK-2 : “j5 : Y : 6” ~~ </text:p>
              <text:list>
                <text:list-item>
                  <text:p text:style-name="P56">T-2.1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839655731837314031" text:style-name="L19">
        <text:list-item>
          <text:p text:style-name="P57">TASK : “j3 : Y : 2” ~~</text:p>
          <text:list>
            <text:list-item>
              <text:p text:style-name="P57">#_20190816_102247:next</text:p>
            </text:list-item>
          </text:list>
        </text:list-item>
      </text:list>
      <text:p text:style-name="P10"/>
      <text:p text:style-name="P10">[further]</text:p>
      <text:list xml:id="list4765001022029959710" text:style-name="L20">
        <text:list-item>
          <text:p text:style-name="P58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34043031516525974" text:style-name="L21">
        <text:list-item>
          <text:p text:style-name="P59">REVIEW</text:p>
        </text:list-item>
        <text:list-item>
          <text:p text:style-name="P59"><text:span text:style-name="T25">#_</text:span> TASK-1 : “j3 : Y : 2” ~~</text:p>
          <text:list>
            <text:list-item>
              <text:list>
                <text:list-item>
                  <text:p text:style-name="P59">#_20190816_102247:next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pan text:style-name="T25">#_</text:span> C/P</text:p>
                  <text:list>
                    <text:list-item>
                      <text:p text:style-name="P59">#_20190817_141414:cp:from----------------</text:p>
                    </text:list-item>
                    <text:list-item>
                      <text:p text:style-name="P59">#_20190817_141414:cp:to----------------</text:p>
                    </text:list-item>
                  </text:list>
                </text:list-item>
                <text:list-item>
                  <text:p text:style-name="P59"><text:span text:style-name="T25">#_</text:span> “j3 : Y : 6” ==&gt; C/O</text:p>
                </text:list-item>
                <text:list-item>
                  <text:p text:style-name="P59">TEST ==&gt; OK</text:p>
                  <text:list>
                    <text:list-item>
                      <text:p text:style-name="P59">[libfx_5.py:2283 / 20190817_141729] (step : B : j3 : Y : 5)</text:p>
                    </text:list-item>
                    <text:list-item>
                      <text:p text:style-name="P59">flag ==&gt; reset done : False</text:p>
                    </text:list-item>
                  </text:list>
                </text:list-item>
              </text:list>
            </text:list-item>
            <text:list-item>
              <text:p text:style-name="P59">T-1.2 : “j3 : Y : 6” ==&gt; C/in</text:p>
              <text:list>
                <text:list-item>
                  <text:p text:style-name="P59">CODING</text:p>
                </text:list-item>
                <text:list-item>
                  <text:p text:style-name="P59">TEST ==&gt; OK</text:p>
                  <text:list>
                    <text:list-item>
                      <text:p text:style-name="P59">[libfx_5.py:762 / 20190817_141912]</text:p>
                    </text:list-item>
                    <text:list-item>
                      <text:p text:style-name="P59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25">#_</text:span> TASK-2 : modify</text:p>
          <text:list>
            <text:list-item>
              <text:p text:style-name="P59">T-2.1 : console output ---&gt; off</text:p>
              <text:list>
                <text:list-item>
                  <text:p text:style-name="P59">==&gt; OK</text:p>
                  <text:list>
                    <text:list-item>
                      <text:p text:style-name="P59">[libfx_5.py:762 / 20190817_142237]</text:p>
                    </text:list-item>
                    <text:list-item>
                      <text:p text:style-name="P59">(B : 1 : 1.1) cntOf_Loop ==&gt; over the max : count = 51 / max = 50</text:p>
                    </text:list-item>
                    <text:list-item>
                      <text:p text:style-name="P59"><text:soft-page-break/></text:p>
                    </text:list-item>
                    <text:list-item>
                      <text:p text:style-name="P59">[libfx_5.py:6247 / 20190817_142237]</text:p>
                    </text:list-item>
                    <text:list-item>
                      <text:p text:style-name="P59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25">#_</text:span> TASK-3 : write data file</text:p>
          <text:list>
            <text:list-item>
              <text:p text:style-name="P59">T-3.1 : #_20190817_142451:tmp</text:p>
              <text:list>
                <text:list-item>
                  <text:list>
                    <text:list-item>
                      <text:p text:style-name="P59">new FUNC : tester_T_1__Report_Dat__V2()</text:p>
                    </text:list-item>
                  </text:list>
                </text:list-item>
                <text:list-item>
                  <text:p text:style-name="P59">DUP : tester_T_1__Report_Dat()</text:p>
                </text:list-item>
                <text:list-item>
                  <text:p text:style-name="P59">debug labels</text:p>
                  <text:list>
                    <text:list-item>
                      <text:p text:style-name="P59">#_20190817_142750:caller</text:p>
                    </text:list-item>
                    <text:list-item>
                      <text:p text:style-name="P59">#_20190817_142754:head</text:p>
                    </text:list-item>
                    <text:list-item>
                      <text:p text:style-name="P59">#_20190817_142759:wl:in-func</text:p>
                    </text:list-item>
                  </text:list>
                </text:list-item>
                <text:list-item>
                  <text:p text:style-name="P59">caller line</text:p>
                </text:list-item>
                <text:list-item>
                  <text:p text:style-name="P59">param → change</text:p>
                  <text:list>
                    <text:list-item>
                      <text:p text:style-name="P59">caller</text:p>
                    </text:list-item>
                    <text:list-item>
                      <text:p text:style-name="P59">callee</text:p>
                    </text:list-item>
                  </text:list>
                </text:list-item>
                <text:list-item>
                  <text:p text:style-name="P59">vars</text:p>
                  <text:list>
                    <text:list-item>
                      <text:p text:style-name="P59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9">T-3.2 : review original codes ---&gt; valid lines ~~&gt; keep</text:p>
              <text:list>
                <text:list-item>
                  <text:p text:style-name="P59">up to : “step : 2.1” ==&gt; OK</text:p>
                </text:list-item>
                <text:list-item>
                  <text:p text:style-name="P59">~~ “step : 2.1 : 2” ==&gt; OK</text:p>
                </text:list-item>
                <text:list-item>
                  <text:p text:style-name="P59">~~ “step : 2.2 / item : 2.2 : values” ==&gt; OK</text:p>
                </text:list-item>
              </text:list>
            </text:list-item>
            <text:list-item>
              <text:p text:style-name="P59">T-3.3 : TEST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<text:span text:style-name="T25">#_</text:span> TASK-4 : data file → further columns</text:p>
          <text:list>
            <text:list-item>
              <text:p text:style-name="P59">T-4.1 : new columns ==&gt; rf_idx, rf_pr</text:p>
              <text:list>
                <text:list-item>
                  <text:p text:style-name="P59">CODING : “step : 2.2 : 1 : header”</text:p>
                  <text:list>
                    <text:list-item>
                      <text:p text:style-name="P59">#_20190817_143905:tmp</text:p>
                    </text:list-item>
                  </text:list>
                </text:list-item>
              </text:list>
            </text:list-item>
            <text:list-item>
              <text:p text:style-name="P59"><text:span text:style-name="T25">@#_</text:span> T-4.2 : “step : 2.2 : 2 : values”</text:p>
              <text:list>
                <text:list-item>
                  <text:list>
                    <text:list-item>
                      <text:p text:style-name="P59">#_20190817_144143:tmp</text:p>
                    </text:list-item>
                  </text:list>
                </text:list-item>
                <text:list-item>
                  <text:p text:style-name="P59">CODING</text:p>
                </text:list-item>
                <text:list-item>
                  <text:p text:style-name="P59"><text:soft-page-break/>TEST ==&gt; OK</text:p>
                </text:list-item>
              </text:list>
            </text:list-item>
          </text:list>
        </text:list-item>
        <text:list-item>
          <text:p text:style-name="P59">TASK-5 : dat files → further </text:p>
          <text:list>
            <text:list-item>
              <text:p text:style-name="P59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59">#_20190817_145127:tmp</text:p>
                    </text:list-item>
                  </text:list>
                </text:list-item>
                <text:list-item>
                  <text:p text:style-name="P59">CODING</text:p>
                </text:list-item>
                <text:list-item>
                  <text:p text:style-name="P59">TEST ==&gt; </text:p>
                  <text:list>
                    <text:list-item>
                      <text:p text:style-name="P59"><text:span text:style-name="T30">PROBLEM</text:span><text:span text:style-name="T29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56">“sumOf_SLs<text:tab/>-0.637</text:p>
                            </text:list-item>
                            <text:list-item>
                              <text:p text:style-name="P156">sumOf_TPs<text:tab/>0.488</text:p>
                            </text:list-item>
                            <text:list-item>
                              <text:p text:style-name="P156">ratio (TP/SL)<text:tab/>-0.766”</text:p>
                            </text:list-item>
                          </text:list>
                        </text:list-item>
                        <text:list-item>
                          <text:p text:style-name="P59">TRY : ==&gt; see code</text:p>
                          <text:list>
                            <text:list-item>
                              <text:p text:style-name="P59">#_20190817_150021:fix</text:p>
                            </text:list-item>
                            <text:list-item>
                              <text:p text:style-name="P59">FOUND : #_20190817_150102:fx</text:p>
                              <text:list>
                                <text:list-item>
                                  <text:p text:style-name="P59">==&gt; code not changed → fix</text:p>
                                </text:list-item>
                                <text:list-item>
                                  <text:p text:style-name="P59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/TEST ==&gt; OK</text:p>
                          <text:list>
                            <text:list-item>
                              <text:p text:style-name="P59">sumOf_SLs<text:tab/>-0.320</text:p>
                            </text:list-item>
                            <text:list-item>
                              <text:p text:style-name="P59">sumOf_TPs<text:tab/>0.328</text:p>
                            </text:list-item>
                            <text:list-item>
                              <text:p text:style-name="P59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25">#_</text:span> SEG-1 : “ratio (TP/SL)” ==&gt; use absolute value</text:p>
              <text:list>
                <text:list-item>
                  <text:p text:style-name="P59">#_20190817_151054:tmp</text:p>
                </text:list-item>
              </text:list>
            </text:list-item>
            <text:list-item>
              <text:p text:style-name="P59"><text:span text:style-name="T25">#_</text:span> T-5.2 : new cols ext_id, _pr </text:p>
              <text:list>
                <text:list-item>
                  <text:p text:style-name="P59"><text:span text:style-name="T25">#_</text:span> CODING : “step : 2.2 : 1 : header”</text:p>
                  <text:list>
                    <text:list-item>
                      <text:p text:style-name="P59">#_20190817_143905:tmp</text:p>
                    </text:list-item>
                    <text:list-item>
                      <text:p text:style-name="P59">after “rf_idx\trf_pr”</text:p>
                    </text:list-item>
                  </text:list>
                </text:list-item>
                <text:list-item>
                  <text:p text:style-name="P59"><text:span text:style-name="T25">#_</text:span> T-4.2 : “step : 2.2 : 2 : values”</text:p>
                  <text:list>
                    <text:list-item>
                      <text:p text:style-name="P59">#_20190817_144143:tmp</text:p>
                    </text:list-item>
                  </text:list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59">TASK-6 : stopper → off</text:p>
          <text:list>
            <text:list-item>
              <text:p text:style-name="P59"><text:soft-page-break/>CODING : #_20190810_125252:caller</text:p>
              <text:list>
                <text:list-item>
                  <text:p text:style-name="P59">tester_T_1__Buy_Up__Loop_2_Trailing__V2</text:p>
                </text:list-item>
                <text:list-item>
                  <text:p text:style-name="P59">section “step : B : 1 : 1.1” ==&gt; C/O</text:p>
                </text:list-item>
              </text:list>
            </text:list-item>
            <text:list-item>
              <text:p text:style-name="P59">TEST ==&gt; </text:p>
              <text:list>
                <text:list-item>
                  <text:p text:style-name="P59"><office:annotation><dc:creator>iwabuchi ken</dc:creator><dc:date>2019-08-17T15:26:44.64</dc:date><text:p text:style-name="P180"><text:span text:style-name="T37">“</text:span><text:span text:style-name="T37">PROBLEM” in blue color ==&gt; dropped. This is not a problem, but simply an unfinished item.</text:span></text:p></office:annotation><text:span text:style-name="T32">PROBLEM</text:span> : loop ended short</text:p>
                  <text:list>
                    <text:list-item>
                      <text:p text:style-name="P59">“[libfx_5.py:1103 / 20190817_151739]</text:p>
                    </text:list-item>
                    <text:list-item>
                      <text:p text:style-name="P59">(step : B : 0) =================================== [loop : 127]”</text:p>
                    </text:list-item>
                    <text:list-item>
                      <text:p text:style-name="P59"><text:span text:style-name="T31">TRY</text:span> : see log file</text:p>
                      <text:list>
                        <text:list-item>
                          <text:p text:style-name="P59">BUSL3_No_T_1.(20190817_151657).log</text:p>
                        </text:list-item>
                        <text:list-item>
                          <text:p text:style-name="P59">in “loop : 127”</text:p>
                          <text:list>
                            <text:list-item>
                              <text:p text:style-name="P59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9">FOUND : #_20190817_152346:fix</text:p>
                          <text:list>
                            <text:list-item>
                              <text:p text:style-name="P59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5499959871283876436" text:style-name="L22">
        <text:list-item>
          <text:p text:style-name="P60">TASK : “j3-2 : Y : 2” ~~</text:p>
          <text:list>
            <text:list-item>
              <text:p text:style-name="P60">#_20190817_152507:next</text:p>
            </text:list-item>
          </text:list>
        </text:list-item>
      </text:list>
      <text:p text:style-name="P10">[further]</text:p>
      <text:list xml:id="list1057962859057340116" text:style-name="L23">
        <text:list-item>
          <text:p text:style-name="P61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4626133601919069900" text:style-name="L24">
        <text:list-item>
          <text:p text:style-name="P62">REVIEW</text:p>
        </text:list-item>
        <text:list-item>
          <text:p text:style-name="P62">TASK-1 : “j3-2 : Y : 2” ~~</text:p>
          <text:list>
            <text:list-item>
              <text:list>
                <text:list-item>
                  <text:p text:style-name="P62">#_20190817_152507:next</text:p>
                </text:list-item>
              </text:list>
            </text:list-item>
            <text:list-item>
              <text:p text:style-name="P62"><text:soft-page-break/><text:span text:style-name="T25">#_</text:span> T-1.1 : “j3 : Y : 2”</text:p>
            </text:list-item>
            <text:list-item>
              <text:p text:style-name="P62">T-1.2 : “j7” → C/P</text:p>
              <text:list>
                <text:list-item>
                  <text:p text:style-name="P62"><text:span text:style-name="T25">#_</text:span> C/P: ~~ “j7 : Y : 5”</text:p>
                  <text:list>
                    <text:list-item>
                      <text:p text:style-name="P62">#_20190818_094708:cp:from--------------</text:p>
                    </text:list-item>
                    <text:list-item>
                      <text:p text:style-name="P62">#_20190818_094708:cp:to--------------</text:p>
                    </text:list-item>
                  </text:list>
                </text:list-item>
                <text:list-item>
                  <text:p text:style-name="P62"><text:span text:style-name="T25">#_</text:span> C/P : “j7 : N” ~~ “j7 : N : 3”</text:p>
                  <text:list>
                    <text:list-item>
                      <text:p text:style-name="P62">#_20190818_094943:cp:from:--------------------</text:p>
                    </text:list-item>
                    <text:list-item>
                      <text:p text:style-name="P62">#_20190818_094943:cp:to:--------------------</text:p>
                    </text:list-item>
                  </text:list>
                </text:list-item>
                <text:list-item>
                  <text:p text:style-name="P62">TEST ==&gt; OK</text:p>
                  <text:list>
                    <text:list-item>
                      <text:p text:style-name="P62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4” → up to “continue”</text:p>
          <text:list>
            <text:list-item>
              <text:p text:style-name="P62">T-2.1 : “j4 : N”, “Y”</text:p>
              <text:list>
                <text:list-item>
                  <text:p text:style-name="P62">“j7 : N : 3”</text:p>
                </text:list-item>
                <text:list-item>
                  <text:p text:style-name="P62">“j7 : Y : 6”</text:p>
                </text:list-item>
                <text:list-item>
                  <text:p text:style-name="P62">TEST : max → 200</text:p>
                  <text:list>
                    <text:list-item>
                      <text:p text:style-name="P62">new var value</text:p>
                    </text:list-item>
                    <text:list-item>
                      <text:p text:style-name="P62">comment in</text:p>
                    </text:list-item>
                    <text:list-item>
                      <text:p text:style-name="P62">==&gt; no error</text:p>
                    </text:list-item>
                    <text:list-item>
                      <text:p text:style-name="P62">==&gt; OK</text:p>
                      <text:list>
                        <text:list-item>
                          <text:p text:style-name="P62">“len(lo_Pos_Exits)<text:tab/>36</text:p>
                        </text:list-item>
                        <text:list-item>
                          <text:p text:style-name="P62">total<text:tab/>201</text:p>
                        </text:list-item>
                        <text:list-item>
                          <text:p text:style-name="P62">ratio<text:tab/>0.179</text:p>
                        </text:list-item>
                        <text:list-item>
                          <text:p text:style-name="P62">cntOf_SLs<text:tab/>24<text:tab/>(0.667)</text:p>
                        </text:list-item>
                        <text:list-item>
                          <text:p text:style-name="P62">cntOf_TPs<text:tab/>12<text:tab/>(0.333)</text:p>
                        </text:list-item>
                        <text:list-item>
                          <text:p text:style-name="P62">sumOf_SLs<text:tab/>-0.960</text:p>
                        </text:list-item>
                        <text:list-item>
                          <text:p text:style-name="P62">sumOf_TPs<text:tab/>1.238</text:p>
                        </text:list-item>
                        <text:list-item>
                          <text:p text:style-name="P62">ratio (TP/SL)<text:tab/>1.290</text:p>
                        </text:list-item>
                        <text:list-item>
                          <text:p text:style-name="P62">valOf_SL<text:tab/>0.030</text:p>
                        </text:list-item>
                        <text:list-item>
                          <text:p text:style-name="P62">valOf_TP<text:tab/>0.060</text:p>
                        </text:list-item>
                        <text:list-item>
                          <text:p text:style-name="P62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3 : csv ---&gt; 500 entries</text:p>
          <text:list>
            <text:list-item>
              <text:p text:style-name="P62">T-3.1 : stopper → off</text:p>
              <text:list>
                <text:list-item>
                  <text:p text:style-name="P62">“step : B : 1 : 1.1” → C/O</text:p>
                </text:list-item>
                <text:list-item>
                  <text:p text:style-name="P62">validate → see conf file : busl_3__tester_T_1__Buy_Up.conf</text:p>
                </text:list-item>
                <text:list-item>
                  <text:p text:style-name="P62">EXEC ==&gt; </text:p>
                  <text:list>
                    <text:list-item>
                      <text:p text:style-name="P62">==&gt; no error</text:p>
                    </text:list-item>
                    <text:list-item>
                      <text:p text:style-name="P62">“cntOf_SLs<text:tab/>63<text:tab/>(0.733)</text:p>
                    </text:list-item>
                    <text:list-item>
                      <text:p text:style-name="P62">cntOf_TPs<text:tab/>23<text:tab/>(0.267)</text:p>
                    </text:list-item>
                    <text:list-item>
                      <text:p text:style-name="P62">sumOf_SLs<text:tab/>-2.520</text:p>
                    </text:list-item>
                    <text:list-item>
                      <text:p text:style-name="P62">sumOf_TPs<text:tab/>2.049</text:p>
                    </text:list-item>
                    <text:list-item>
                      <text:p text:style-name="P62">ratio (TP/SL)<text:tab/>0.813</text:p>
                    </text:list-item>
                    <text:list-item>
                      <text:p text:style-name="P62">valOf_SL<text:tab/>0.030</text:p>
                    </text:list-item>
                    <text:list-item>
                      <text:p text:style-name="P62">valOf_TP<text:tab/>0.060</text:p>
                    </text:list-item>
                    <text:list-item>
                      <text:p text:style-name="P62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699285441276093069" text:style-name="L25">
        <text:list-item>
          <text:p text:style-name="P63">TASK : mt4 programming</text:p>
          <text:list>
            <text:list-item>
              <text:p text:style-name="P63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3">or, TASK : python, detect patterns</text:p>
          <text:list>
            <text:list-item>
              <text:p text:style-name="P63">dp_Tester_T_1__Buy_Up(lo_LO_Lines, lo_BDs_Tmp)</text:p>
            </text:list-item>
            <text:list-item>
              <text:p text:style-name="P63">#_20190706_231447:caller</text:p>
            </text:list-item>
            <text:list-item>
              <text:p text:style-name="P63">==&gt; e.g. new FUNC : dp_No_1__Down_Down_Buy()</text:p>
              <text:list>
                <text:list-item>
                  <text:p text:style-name="P63">No_1_1 : buy all</text:p>
                </text:list-item>
                <text:list-item>
                  <text:p text:style-name="P63">No_1_2 : buy if : prev 2 bars both in BB.range-5, or -6</text:p>
                </text:list-item>
                <text:list-item>
                  <text:p text:style-name="P63">==&gt; <text:span text:style-name="T33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5736924658908609895" text:style-name="L26">
        <text:list-item>
          <text:p text:style-name="P64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2457306506474384017" text:style-name="L27">
        <text:list-item>
          <text:p text:style-name="P65">REVIEW</text:p>
        </text:list-item>
        <text:list-item>
          <text:p text:style-name="P163"><text:span text:style-name="T13">#_</text:span><text:span text:style-name="T8"> TASK-1 : start programming</text:span></text:p>
          <text:list>
            <text:list-item>
              <text:p text:style-name="P65">T-1.1 : DUP file</text:p>
              <text:list>
                <text:list-item>
                  <text:p text:style-name="P65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5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5">gen : func list</text:p>
                  <text:list>
                    <text:list-item>
                      <text:p text:style-name="P65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5">T-1.2 : renew the DUP-ed file</text:p>
              <text:list>
                <text:list-item>
                  <text:p text:style-name="P65">delete funcs</text:p>
                </text:list-item>
                <text:list-item>
                  <text:p text:style-name="P65">use “Print” command</text:p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163"><text:span text:style-name="T13">#_</text:span><text:span text:style-name="T8"> TASK-2 : write to file ---&gt; debugging</text:span></text:p>
          <text:list>
            <text:list-item>
              <text:p text:style-name="P65">T-2.1</text:p>
              <text:list>
                <text:list-item>
                  <text:p text:style-name="P163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65">TASK-3 : new funcs</text:p>
          <text:list>
            <text:list-item>
              <text:list>
                <text:list-item>
                  <text:p text:style-name="P65">judge_1() : boolean</text:p>
                </text:list-item>
                <text:list-item>
                  <text:p text:style-name="P65">take_Position() : boolean</text:p>
                </text:list-item>
              </text:list>
            </text:list-item>
            <text:list-item>
              <text:p text:style-name="P163"><text:span text:style-name="T13">#_</text:span><text:span text:style-name="T8"> T-3.1 : FUNC : judge_1() : boolean</text:span></text:p>
              <text:list>
                <text:list-item>
                  <text:p text:style-name="P65">skeleton</text:p>
                </text:list-item>
                <text:list-item>
                  <text:p text:style-name="P65">TEST ==&gt; OK</text:p>
                  <text:list>
                    <text:list-item>
                      <text:p text:style-name="P65">→ up to “(step : j2 : N)”</text:p>
                    </text:list-item>
                  </text:list>
                </text:list-item>
              </text:list>
            </text:list-item>
            <text:list-item>
              <text:p text:style-name="P65">T-3.2 : “j3” ~~</text:p>
              <text:list>
                <text:list-item>
                  <text:p text:style-name="P65">//_20190826_132608:tmp</text:p>
                </text:list-item>
                <text:list-item>
                  <text:p text:style-name="P163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5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5">DUP</text:p>
                    </text:list-item>
                    <text:list-item>
                      <text:p text:style-name="P65">include</text:p>
                    </text:list-item>
                  </text:list>
                </text:list-item>
                <text:list-item>
                  <text:p text:style-name="P65">new FUNC : judge_1()</text:p>
                  <text:list>
                    <text:list-item>
                      <text:p text:style-name="P65">at : lib_ea_2.mqh</text:p>
                    </text:list-item>
                    <text:list-item>
                      <text:p text:style-name="P65">signature</text:p>
                    </text:list-item>
                    <text:list-item>
                      <text:p text:style-name="P65">debug labels</text:p>
                      <text:list>
                        <text:list-item>
                          <text:p text:style-name="P65">//_20190826_133747:caller</text:p>
                        </text:list-item>
                        <text:list-item>
                          <text:p text:style-name="P65">//_20190826_133801:head</text:p>
                        </text:list-item>
                        <text:list-item>
                          <text:p text:style-name="P65">//_20190826_133815:wl</text:p>
                        </text:list-item>
                      </text:list>
                    </text:list-item>
                    <text:list-item>
                      <text:p text:style-name="P65">caller lines</text:p>
                    </text:list-item>
                    <text:list-item>
                      <text:p text:style-name="P6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35654928401622354" text:style-name="L28">
        <text:list-item>
          <text:p text:style-name="P66">TASK : “j3 : Y : 1” ~~</text:p>
          <text:list>
            <text:list-item>
              <text:p text:style-name="P66">//_20190826_135520:next</text:p>
            </text:list-item>
          </text:list>
        </text:list-item>
      </text:list>
      <text:p text:style-name="P10">[further]</text:p>
      <text:list xml:id="list6700454947474606453" text:style-name="L29">
        <text:list-item>
          <text:p text:style-name="P67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805754057601721794" text:style-name="L30">
        <text:list-item>
          <text:p text:style-name="P68">REVIEW</text:p>
        </text:list-item>
        <text:list-item>
          <text:p text:style-name="P164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68">//_20190826_135520:next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new FUNC : take_Position__Buy()</text:p>
                  <text:list>
                    <text:list-item>
                      <text:p text:style-name="P68">signature</text:p>
                    </text:list-item>
                    <text:list-item>
                      <text:p text:style-name="P68">time labels</text:p>
                    </text:list-item>
                    <text:list-item>
                      <text:p text:style-name="P68">caller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164"><text:span text:style-name="T13">#_</text:span><text:span text:style-name="T8"> TASK-2 : “j3 : Y : 2”</text:span></text:p>
          <text:list>
            <text:list-item>
              <text:p text:style-name="P68">==&gt; OK</text:p>
            </text:list-item>
          </text:list>
        </text:list-item>
        <text:list-item>
          <text:p text:style-name="P164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68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8">T-3.1 : func : take_Position__Buy()</text:p>
              <text:list>
                <text:list-item>
                  <text:p text:style-name="P68">==&gt; show values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164"><text:span text:style-name="T13">#_</text:span><text:span text:style-name="T8"> T-3.2 : send order</text:span></text:p>
              <text:list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665174559200980707" text:style-name="L31">
        <text:list-item>
          <text:p text:style-name="P69">TASK : </text:p>
          <text:list>
            <text:list-item>
              <text:list>
                <text:list-item>
                  <text:p text:style-name="P150">ref</text:p>
                  <text:list>
                    <text:list-item>
                      <text:p text:style-name="P150">lib_ea.mqh : //_20190827_143022:ref : ordermodify</text:p>
                    </text:list-item>
                    <text:list-item>
                      <text:p text:style-name="P150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9">“j2 : Y” <text:span text:style-name="T33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89031780068070355" text:style-name="L32">
        <text:list-item>
          <text:p text:style-name="P70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2802300856253766869" text:style-name="L33">
        <text:list-item>
          <text:p text:style-name="P165"><text:span text:style-name="T13">#_</text:span><text:span text:style-name="T8"> REVIEW</text:span></text:p>
        </text:list-item>
        <text:list-item>
          <text:p text:style-name="P71">TASK-1 : </text:p>
          <text:list>
            <text:list-item>
              <text:list>
                <text:list-item>
                  <text:p text:style-name="P151">ref</text:p>
                  <text:list>
                    <text:list-item>
                      <text:p text:style-name="P151">lib_ea.mqh : //_20190827_143022:ref : ordermodify</text:p>
                    </text:list-item>
                    <text:list-item>
                      <text:p text:style-name="P151">ea_Exp_1__TrailingStop.mq4 : //_20190827_143229:ref : OrdersTotal</text:p>
                    </text:list-item>
                  </text:list>
                </text:list-item>
                <text:list-item>
                  <text:p text:style-name="P71"><text:span text:style-name="T8">“j2 : Y” </text:span><text:span text:style-name="T33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65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51">“j2 : Y : 1”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165"><text:span text:style-name="T14">#_</text:span><text:span text:style-name="T9"> T-1.2 : “j2-1”</text:span></text:p>
              <text:list>
                <text:list-item>
                  <text:p text:style-name="P151"><text:soft-page-break/>==&gt; OK</text:p>
                </text:list-item>
              </text:list>
            </text:list-item>
            <text:list-item>
              <text:p text:style-name="P165"><text:span text:style-name="T14">#_</text:span><text:span text:style-name="T9"> T-1.3 : “j2-1 : Y”, “ : N”</text:span></text:p>
              <text:list>
                <text:list-item>
                  <text:p text:style-name="P151">==&gt; OK</text:p>
                </text:list-item>
              </text:list>
            </text:list-item>
          </text:list>
        </text:list-item>
      </text:list>
      <text:p text:style-name="P10">[next]</text:p>
      <text:list xml:id="list8300660945904450220" text:style-name="L34">
        <text:list-item>
          <text:p text:style-name="P72">TASK : “j1-2” → new node</text:p>
          <text:list>
            <text:list-item>
              <text:p text:style-name="P72">if NO → exec “j3 : Y” and on</text:p>
            </text:list-item>
            <text:list-item>
              <text:p text:style-name="P72">if YES → continue (i.e. return(0))</text:p>
            </text:list-item>
            <text:list-item>
              <text:p text:style-name="P72">//_20190828_102028:next</text:p>
            </text:list-item>
          </text:list>
        </text:list-item>
      </text:list>
      <text:p text:style-name="P10">[further]</text:p>
      <text:list xml:id="list5819024863174177436" text:style-name="L35">
        <text:list-item>
          <text:p text:style-name="P158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8734273144218024933" text:style-name="L36">
        <text:list-item>
          <text:p text:style-name="P73">REVIEW</text:p>
        </text:list-item>
        <text:list-item>
          <text:p text:style-name="P73"><text:span text:style-name="T25">#_</text:span> TASK-1 : “j1-2” → new node</text:p>
          <text:list>
            <text:list-item>
              <text:list>
                <text:list-item>
                  <text:p text:style-name="P73">if NO → exec “j3<text:span text:style-name="T34"> : Y</text:span>” and on</text:p>
                </text:list-item>
                <text:list-item>
                  <text:p text:style-name="P73">if YES → continue (i.e. return(0))</text:p>
                </text:list-item>
                <text:list-item>
                  <text:p text:style-name="P73">//_20190828_102028:next</text:p>
                </text:list-item>
              </text:list>
            </text:list-item>
            <text:list-item>
              <text:p text:style-name="P73"><text:span text:style-name="T25">#_</text:span> T-1.1</text:p>
              <text:list>
                <text:list-item>
                  <text:p text:style-name="P73">CODING : ~~ “j1-3”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<text:span text:style-name="T25">#_</text:span> SEG-1 : “j2-1 : N : 1” ==&gt; add : judge, take position</text:p>
              <text:list>
                <text:list-item>
                  <text:p text:style-name="P73">CODING : //_20190829_104432:tmp</text:p>
                  <text:list>
                    <text:list-item>
                      <text:p text:style-name="P73">C/P : “j3”</text:p>
                    </text:list-item>
                    <text:list-item>
                      <text:p text:style-name="P73">delete : time label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73"><text:soft-page-break/>TASK-2 : orders ---&gt; to file “orders.[XXXX].dat” (fur-2 / 20190828_094028)</text:p>
          <text:list>
            <text:list-item>
              <text:list>
                <text:list-item>
                  <text:p text:style-name="P73">“j1-3 :Y : 1”</text:p>
                </text:list-item>
                <text:list-item>
                  <text:p text:style-name="P73">“j2-2 : Y : 1”</text:p>
                </text:list-item>
              </text:list>
            </text:list-item>
            <text:list-item>
              <text:p text:style-name="P73">T-2.1 : “j1-3 :Y : 1”</text:p>
              <text:list>
                <text:list-item>
                  <text:p text:style-name="P73">CODING : </text:p>
                  <text:list>
                    <text:list-item>
                      <text:p text:style-name="P73"><text:span text:style-name="T25">#_</text:span> new file name : fname_Log_DAT_For_Session : //_20190829_110901:tmp</text:p>
                    </text:list-item>
                    <text:list-item>
                      <text:p text:style-name="P73">write log : //_20190829_110834:tmp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10">[next]</text:p>
      <text:list xml:id="list2551832559584819469" text:style-name="L37">
        <text:list-item>
          <text:p text:style-name="P74">TASK : trailing feature</text:p>
          <text:list>
            <text:list-item>
              <text:p text:style-name="P74">“step : A : 1”</text:p>
            </text:list-item>
            <text:list-item>
              <text:p text:style-name="P74">//_20190829_112152:next</text:p>
            </text:list-item>
          </text:list>
        </text:list-item>
      </text:list>
      <text:p text:style-name="P10">[further]</text:p>
      <text:list xml:id="list4615403670044635249" text:style-name="L38">
        <text:list-item>
          <text:p text:style-name="P75">new node : “j0” (in “start()”)</text:p>
          <text:list>
            <text:list-item>
              <text:p text:style-name="P75">condition → pending orders?</text:p>
              <text:list>
                <text:list-item>
                  <text:p text:style-name="P75">if YES → go to j1</text:p>
                </text:list-item>
                <text:list-item>
                  <text:p text:style-name="P75">if NO → goto j3</text:p>
                </text:list-item>
              </text:list>
            </text:list-item>
          </text:list>
        </text:list-item>
        <text:list-item>
          <text:p text:style-name="P75">“[eap-2.id-1].(20190829_111540).log”</text:p>
          <text:list>
            <text:list-item>
              <text:p text:style-name="P75">==&gt; add pair, period, too.</text:p>
            </text:list-item>
          </text:list>
        </text:list-item>
        <text:list-item>
          <text:p text:style-name="P75">“DetailedStatement.[20190829_112315]htm.htm”</text:p>
          <text:list>
            <text:list-item>
              <text:p text:style-name="P75">extract a list of orders ==&gt; python program</text:p>
            </text:list-item>
            <text:list-item>
              <text:p text:style-name="P75">at : C:\Users\iwabuchiken\AppData\Roaming\MetaQuotes\Terminal\34B08C83A5AAE27A4079DE708E60511E\MQL4\Logs\logs_trading</text:p>
            </text:list-item>
            <text:list-item>
              <text:p text:style-name="P75">how</text:p>
              <text:list>
                <text:list-item>
                  <text:p text:style-name="P75">method-1</text:p>
                  <text:list>
                    <text:list-item>
                      <text:p text:style-name="P75">extract all “tr” tags</text:p>
                    </text:list-item>
                    <text:list-item>
                      <text:p text:style-name="P75">of those TRs, collect the first TD</text:p>
                    </text:list-item>
                    <text:list-item>
                      <text:p text:style-name="P75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5">-2</text:p>
                  <text:list>
                    <text:list-item>
                      <text:p text:style-name="P75">find with regex “&lt;td title="#\d+? My order[tp]"&gt;\d+?&lt;/td&gt;”</text:p>
                    </text:list-item>
                    <text:list-item>
                      <text:p text:style-name="P75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438243223281566321" text:style-name="L39">
        <text:list-item>
          <text:p text:style-name="P76">REVIEW</text:p>
        </text:list-item>
        <text:list-item>
          <text:p text:style-name="P166"><text:span text:style-name="T13">#_</text:span><text:span text:style-name="T8"> TASK-1 : new file → start coding</text:span></text:p>
          <text:list>
            <text:list-item>
              <text:p text:style-name="P76">T-1.1 : new file</text:p>
            </text:list-item>
            <text:list-item>
              <text:p text:style-name="P76">T-1.2 : data</text:p>
              <text:list>
                <text:list-item>
                  <text:p text:style-name="P76">C:\Users\iwabuchiken\AppData\Roaming\MetaQuotes\Terminal\34B08C83A5AAE27A4079DE708E60511E\MQL4\Logs\logs_trading</text:p>
                  <text:list>
                    <text:list-item>
                      <text:p text:style-name="P76">DetailedStatement.[20190901_145309].htm</text:p>
                    </text:list-item>
                  </text:list>
                </text:list-item>
                <text:list-item>
                  <text:p text:style-name="P76">C:\Users\iwabuchiken\AppData\Roaming\MetaQuotes\Terminal\34B08C83A5AAE27A4079DE708E60511E\MQL4\Files\Logs\20190829_223434[eap-2.id-1].[EURJPY-1].dir</text:p>
                  <text:list>
                    <text:list-item>
                      <text:p text:style-name="P76">[eap-2.id-1].(20190829_223434).dat</text:p>
                    </text:list-item>
                  </text:list>
                </text:list-item>
              </text:list>
            </text:list-item>
            <text:list-item>
              <text:p text:style-name="P76">T-1.3 : open file → “dat” file</text:p>
              <text:list>
                <text:list-item>
                  <text:p text:style-name="P166"><text:span text:style-name="T8">CODING : </text:span><text:span text:style-name="T10">#_20190901_150006:tmp</text:span></text:p>
                  <text:list>
                    <text:list-item>
                      <text:p text:style-name="P155">close file</text:p>
                    </text:list-item>
                  </text:list>
                </text:list-item>
              </text:list>
            </text:list-item>
            <text:list-item>
              <text:p text:style-name="P155">T-1.4 : file → read lines</text:p>
              <text:list>
                <text:list-item>
                  <text:p text:style-name="P155">==&gt; OK</text:p>
                </text:list-item>
              </text:list>
            </text:list-item>
          </text:list>
        </text:list-item>
        <text:list-item>
          <text:p text:style-name="P166"><text:span text:style-name="T15">#_</text:span><text:span text:style-name="T10"> TASK-2</text:span></text:p>
          <text:list>
            <text:list-item>
              <text:p text:style-name="P155">T-1.1 : get list of trade numbers</text:p>
              <text:list>
                <text:list-item>
                  <text:p text:style-name="P155"><text:soft-page-break/>“step : 3 <text:s text:c="11"/>build list”</text:p>
                </text:list-item>
                <text:list-item>
                  <text:p text:style-name="P155">==&gt; OK</text:p>
                </text:list-item>
              </text:list>
            </text:list-item>
          </text:list>
        </text:list-item>
        <text:list-item>
          <text:p text:style-name="P155">TASK-3 : report file</text:p>
          <text:list>
            <text:list-item>
              <text:p text:style-name="P155">T-3.1 : open → with html parser</text:p>
              <text:list>
                <text:list-item>
                  <text:p text:style-name="P155">new FUNC : _build_result_csv_data__Report_File()</text:p>
                  <text:list>
                    <text:list-item>
                      <text:p text:style-name="P155">signature</text:p>
                    </text:list-item>
                    <text:list-item>
                      <text:p text:style-name="P155">debug labels</text:p>
                    </text:list-item>
                    <text:list-item>
                      <text:p text:style-name="P155">caller</text:p>
                    </text:list-item>
                  </text:list>
                </text:list-item>
              </text:list>
            </text:list-item>
            <text:list-item>
              <text:p text:style-name="P155">T-3.2 : read file</text:p>
              <text:list>
                <text:list-item>
                  <text:p text:style-name="P166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55">CODING </text:p>
                </text:list-item>
                <text:list-item>
                  <text:p text:style-name="P155">==&gt; OK</text:p>
                </text:list-item>
              </text:list>
            </text:list-item>
            <text:list-item>
              <text:p text:style-name="P155">T-3.3 : read ==&gt; TR tags</text:p>
              <text:list>
                <text:list-item>
                  <text:p text:style-name="P155">“step : 2 : 3 <text:s text:c="11"/>read : TR tags”</text:p>
                </text:list-item>
                <text:list-item>
                  <text:p text:style-name="P155">==&gt; OK</text:p>
                  <text:list>
                    <text:list-item>
                      <text:p text:style-name="P155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55">T-3.4 : each TR → collect TD tags</text:p>
              <text:list>
                <text:list-item>
                  <text:p text:style-name="P155">==&gt; OK</text:p>
                </text:list-item>
              </text:list>
            </text:list-item>
            <text:list-item>
              <text:p text:style-name="P155">T-3.5 : TD tags → get text</text:p>
              <text:list>
                <text:list-item>
                  <text:p text:style-name="P155">==&gt; OK</text:p>
                </text:list-item>
                <text:list-item>
                  <text:p text:style-name="P155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55">T-3.6 : “step : 2 : 5.2 : 3”</text:p>
              <text:list>
                <text:list-item>
                  <text:p text:style-name="P155">#_20190901_161249:tmp</text:p>
                </text:list-item>
                <text:list-item>
                  <text:p text:style-name="P155">==&gt; OK</text:p>
                </text:list-item>
              </text:list>
            </text:list-item>
          </text:list>
        </text:list-item>
      </text:list>
      <text:p text:style-name="P10">[next]</text:p>
      <text:list xml:id="list979480844049114816" text:style-name="L40">
        <text:list-item>
          <text:p text:style-name="P77">TASK</text:p>
          <text:list>
            <text:list-item>
              <text:p text:style-name="P77">detected TDs ---&gt; into a list</text:p>
            </text:list-item>
            <text:list-item>
              <text:p text:style-name="P77">#_20190901_161624:next</text:p>
            </text:list-item>
          </text:list>
        </text:list-item>
      </text:list>
      <text:p text:style-name="P10">[further]</text:p>
      <text:list xml:id="list4222770818898017394" text:style-name="L41">
        <text:list-item>
          <text:p text:style-name="P78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8386709293096641263" text:style-name="L42">
        <text:list-item>
          <text:p text:style-name="P79">REVIEW</text:p>
        </text:list-item>
        <text:list-item>
          <text:p text:style-name="P79">TASK-1 : detected TDs ---&gt; into a list</text:p>
          <text:list>
            <text:list-item>
              <text:list>
                <text:list-item>
                  <text:p text:style-name="P79">#_20190901_161624:next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show : len(lo_TRs_With_Order_TDS)</text:p>
                </text:list-item>
                <text:list-item>
                  <text:p text:style-name="P79">#_20190902_124052:tmp</text:p>
                </text:list-item>
                <text:list-item>
                  <text:p text:style-name="P79">==&gt; PROBLEM : “[44_8.5_build-result-csv-data.py:461] len(lo_TRs_With_Order_TDS) ==&gt; 164”</text:p>
                  <text:list>
                    <text:list-item>
                      <text:p text:style-name="P79">==&gt; should be less than 100</text:p>
                    </text:list-item>
                  </text:list>
                </text:list-item>
                <text:list-item>
                  <text:p text:style-name="P79">SEG-1 : write to file</text:p>
                  <text:list>
                    <text:list-item>
                      <text:p text:style-name="P79">S-1.1 : file path</text:p>
                      <text:list>
                        <text:list-item>
                          <text:p text:style-name="P79">#_20190902_124906:tmp</text:p>
                        </text:list-item>
                      </text:list>
                    </text:list-item>
                    <text:list-item>
                      <text:p text:style-name="P79">S-1.2 : make dirs</text:p>
                      <text:list>
                        <text:list-item>
                          <text:p text:style-name="P79">#_20190902_125615:tmp</text:p>
                        </text:list-item>
                      </text:list>
                    </text:list-item>
                    <text:list-item>
                      <text:p text:style-name="P79">S-1.3 : write</text:p>
                      <text:list>
                        <text:list-item>
                          <text:p text:style-name="P79">#_20190902_130031:tmp</text:p>
                        </text:list-item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 : return list</text:p>
          <text:list>
            <text:list-item>
              <text:p text:style-name="P79">T-2.1</text:p>
            </text:list-item>
          </text:list>
        </text:list-item>
      </text:list>
      <text:p text:style-name="P10">[next]</text:p>
      <text:list xml:id="list7890448075017564776" text:style-name="L43">
        <text:list-item>
          <text:p text:style-name="P80">TASK</text:p>
          <text:list>
            <text:list-item>
              <text:p text:style-name="P80"><text:soft-page-break/>“lo_Order_Numbers” and “lo_TRs_With_Order_TDS”</text:p>
              <text:list>
                <text:list-item>
                  <text:p text:style-name="P80">==&gt; build a full list of orders</text:p>
                </text:list-item>
                <text:list-item>
                  <text:p text:style-name="P80">#_20190902_132829:tmp</text:p>
                </text:list-item>
              </text:list>
            </text:list-item>
          </text:list>
        </text:list-item>
      </text:list>
      <text:p text:style-name="P10">[further]</text:p>
      <text:list xml:id="list4821090365372948803" text:style-name="L44">
        <text:list-item>
          <text:p text:style-name="P81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5890614859257029110" text:style-name="L45">
        <text:list-item>
          <text:p text:style-name="P82">REVIEW</text:p>
        </text:list-item>
        <text:list-item>
          <text:p text:style-name="P82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2">==&gt; build a full list of orders</text:p>
                    </text:list-item>
                    <text:list-item>
                      <text:p text:style-name="P82">#_20190902_132829:tmp</text:p>
                    </text:list-item>
                  </text:list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build : full data</text:p>
                </text:list-item>
                <text:list-item>
                  <text:p text:style-name="P82">==&gt; OK</text:p>
                </text:list-item>
              </text:list>
            </text:list-item>
          </text:list>
        </text:list-item>
        <text:list-item>
          <text:p text:style-name="P82">TASK-2 : to file</text:p>
          <text:list>
            <text:list-item>
              <text:list>
                <text:list-item>
                  <text:p text:style-name="P82">#_20190903_124102:tmp</text:p>
                </text:list-item>
              </text:list>
            </text:list-item>
            <text:list-item>
              <text:p text:style-name="P82">T-2.1 : new FUNC : _build_result_csv_data__Write_Full_Data</text:p>
              <text:list>
                <text:list-item>
                  <text:p text:style-name="P82">#_20190903_124741:caller</text:p>
                </text:list-item>
                <text:list-item>
                  <text:p text:style-name="P82">CODING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3 : graph</text:p>
          <text:list>
            <text:list-item>
              <text:p text:style-name="P82">T-3.1 : </text:p>
              <text:list>
                <text:list-item>
                  <text:p text:style-name="P82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2"><text:soft-page-break/>T-3.2</text:p>
              <text:list>
                <text:list-item>
                  <text:p text:style-name="P82">results</text:p>
                  <text:list>
                    <text:list-item>
                      <text:p text:style-name="P82">negative<text:tab/>94<text:tab/>74.02%</text:p>
                    </text:list-item>
                    <text:list-item>
                      <text:p text:style-name="P82">positive<text:tab/>33<text:tab/>25.98%</text:p>
                    </text:list-item>
                    <text:list-item>
                      <text:p text:style-name="P82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999133174216448043" text:style-name="L46">
        <text:list-item>
          <text:p text:style-name="P83">COMP</text:p>
        </text:list-item>
      </text:list>
      <text:p text:style-name="P10">[further]</text:p>
      <text:list xml:id="list7514984378223531334" text:style-name="L47">
        <text:list-item>
          <text:p text:style-name="P152">detect pattern</text:p>
          <text:list>
            <text:list-item>
              <text:p text:style-name="P152">例えば、３本連下げを集める（python）</text:p>
            </text:list-item>
            <text:list-item>
              <text:p text:style-name="P152">事例を５つぐらい、眺めてみる。</text:p>
            </text:list-item>
            <text:list-item>
              <text:p text:style-name="P152">共通の特徴を、３つぐらい、ピックアップ。（m1~3)</text:p>
            </text:list-item>
            <text:list-item>
              <text:p text:style-name="P152">それらの、m1~3 を、条件として、mql のプログ、作る（n1）</text:p>
            </text:list-item>
            <text:list-item>
              <text:p text:style-name="P152">n1 ==&gt; 実行 (on mt4)</text:p>
            </text:list-item>
          </text:list>
        </text:list-item>
        <text:list-item>
          <text:p text:style-name="P152">mt4 prog</text:p>
          <text:list>
            <text:list-item>
              <text:p text:style-name="P152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8686784708930771374" text:style-name="L48">
        <text:list-item>
          <text:p text:style-name="P84">REVIEW</text:p>
        </text:list-item>
        <text:list-item>
          <text:p text:style-name="P84">TASK-1 : “[eap-2.id-1].(20190903_122730).dat” ==&gt; add pair info, a.o.</text:p>
          <text:list>
            <text:list-item>
              <text:p text:style-name="P84">T-1.1 : write : file name</text:p>
              <text:list>
                <text:list-item>
                  <text:p text:style-name="P84">CODING : //_20190904_133743:tmp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SEG-1</text:p>
              <text:list>
                <text:list-item>
                  <text:p text:style-name="P84">utils.mqh : “write_Log”</text:p>
                  <text:list>
                    <text:list-item>
                      <text:p text:style-name="P84"><text:soft-page-break/>==&gt; new FUNC : “write_Log__No_File_Line_Strings”</text:p>
                    </text:list-item>
                    <text:list-item>
                      <text:p text:style-name="P84">S-1.1</text:p>
                      <text:list>
                        <text:list-item>
                          <text:p text:style-name="P84">DUP</text:p>
                        </text:list-item>
                        <text:list-item>
                          <text:p text:style-name="P84">change signature</text:p>
                        </text:list-item>
                        <text:list-item>
                          <text:p text:style-name="P84">debug labels</text:p>
                          <text:list>
                            <text:list-item>
                              <text:p text:style-name="P84">//_20190904_134341:caller</text:p>
                            </text:list-item>
                            <text:list-item>
                              <text:p text:style-name="P84">//_20190904_134344:head</text:p>
                            </text:list-item>
                            <text:list-item>
                              <text:p text:style-name="P84">//_20190904_134350:wl</text:p>
                            </text:list-item>
                          </text:list>
                        </text:list-item>
                        <text:list-item>
                          <text:p text:style-name="P84">caller line</text:p>
                        </text:list-item>
                      </text:list>
                    </text:list-item>
                    <text:list-item>
                      <text:p text:style-name="P84">TEST ==&gt; OK</text:p>
                    </text:list-item>
                  </text:list>
                </text:list-item>
              </text:list>
            </text:list-item>
            <text:list-item>
              <text:p text:style-name="P84">T-1.2 : add info : pair name</text:p>
              <text:list>
                <text:list-item>
                  <text:p text:style-name="P84">SEG-2 : new FUNC : “setup_Data_File()”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 : eap-2.(id-1).mq4 ==&gt; run on multiple pairs</text:p>
          <text:list>
            <text:list-item>
              <text:p text:style-name="P84">E/J</text:p>
            </text:list-item>
            <text:list-item>
              <text:p text:style-name="P84">U/J</text:p>
            </text:list-item>
            <text:list-item>
              <text:p text:style-name="P84">A/J</text:p>
            </text:list-item>
            <text:list-item>
              <text:p text:style-name="P84">==&gt; OK</text:p>
            </text:list-item>
          </text:list>
        </text:list-item>
      </text:list>
      <text:p text:style-name="P10">[next]</text:p>
      <text:list xml:id="list122418784621344438" text:style-name="L49">
        <text:list-item>
          <text:p text:style-name="P85">TASK : trailing stop</text:p>
          <text:list>
            <text:list-item>
              <text:p text:style-name="P85">//_20190829_112152:next (eap-2.(id-1).mq4)</text:p>
            </text:list-item>
            <text:list-item>
              <text:p text:style-name="P85">flowcharting</text:p>
            </text:list-item>
            <text:list-item>
              <text:p text:style-name="P85">ref</text:p>
              <text:list>
                <text:list-item>
                  <text:p text:style-name="P85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5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2611234354599693295" text:style-name="L50">
        <text:list-item>
          <text:p text:style-name="P86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8300947936168162717" text:style-name="L51">
        <text:list-item>
          <text:p text:style-name="P87">REVIEW</text:p>
        </text:list-item>
        <text:list-item>
          <text:p text:style-name="P87">TASK-1</text:p>
          <text:list>
            <text:list-item>
              <text:p text:style-name="P87">T-1.1</text:p>
              <text:list>
                <text:list-item>
                  <text:list>
                    <text:list-item>
                      <text:p text:style-name="P87">get : pending ticket data</text:p>
                    </text:list-item>
                    <text:list-item>
                      <text:p text:style-name="P87">new FUNC : trail_Orders()</text:p>
                    </text:list-item>
                  </text:list>
                </text:list-item>
                <text:list-item>
                  <text:p text:style-name="P87">signature</text:p>
                </text:list-item>
                <text:list-item>
                  <text:p text:style-name="P87">debug labels</text:p>
                  <text:list>
                    <text:list-item>
                      <text:p text:style-name="P87">//_20190906_165225:caller</text:p>
                    </text:list-item>
                    <text:list-item>
                      <text:p text:style-name="P87">//_20190906_165231:head</text:p>
                    </text:list-item>
                    <text:list-item>
                      <text:p text:style-name="P87">//_20190906_165238:wl</text:p>
                    </text:list-item>
                  </text:list>
                </text:list-item>
                <text:list-item>
                  <text:p text:style-name="P87">caller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2 : “OrderSelect”</text:p>
              <text:list>
                <text:list-item>
                  <text:p text:style-name="P87">CODING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store current price (in the latest tick)</text:p>
              <text:list>
                <text:list-item>
                  <text:p text:style-name="P87">“step : 3.3”</text:p>
                </text:list-item>
                <text:list-item>
                  <text:p text:style-name="P87">global var : priceOf_Prev_Tick__Bid</text:p>
                </text:list-item>
                <text:list-item>
                  <text:p text:style-name="P87">TEST ==&gt; next time</text:p>
                </text:list-item>
              </text:list>
            </text:list-item>
          </text:list>
        </text:list-item>
      </text:list>
      <text:p text:style-name="P10">[next]</text:p>
      <text:list xml:id="list6323365665182857093" text:style-name="L52">
        <text:list-item>
          <text:p text:style-name="P88">TASK : this : T-1.3</text:p>
          <text:list>
            <text:list-item>
              <text:p text:style-name="P88">//_20190906_171140:next</text:p>
            </text:list-item>
          </text:list>
        </text:list-item>
      </text:list>
      <text:p text:style-name="P10">[further]</text:p>
      <text:list xml:id="list3973936601959156017" text:style-name="L53">
        <text:list-item>
          <text:p text:style-name="P89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2329818171381442764" text:style-name="L54">
        <text:list-item>
          <text:p text:style-name="P90">REVIEW</text:p>
        </text:list-item>
        <text:list-item>
          <text:p text:style-name="P90">TASK-1 : store current price (in the latest tick)</text:p>
          <text:list>
            <text:list-item>
              <text:list>
                <text:list-item>
                  <text:p text:style-name="P90">“step : 3.3”</text:p>
                </text:list-item>
                <text:list-item>
                  <text:p text:style-name="P90">//_20190906_171140:next</text:p>
                </text:list-item>
                <text:list-item>
                  <text:p text:style-name="P90">global var : priceOf_Prev_Tick__Bid</text:p>
                </text:list-item>
              </text:list>
            </text:list-item>
            <text:list-item>
              <text:p text:style-name="P90">T-1.1 : update : “priceOf_Current_Tick__Bid”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90">TASK-2 : if UP → update TP price</text:p>
          <text:list>
            <text:list-item>
              <text:list>
                <text:list-item>
                  <text:p text:style-name="P90">void trail_Orders()</text:p>
                </text:list-item>
              </text:list>
            </text:list-item>
            <text:list-item>
              <text:p text:style-name="P90">T-2.1 : “step : 4” (==&gt; see memo)</text:p>
              <text:list>
                <text:list-item>
                  <text:p text:style-name="P90">==&gt; OK</text:p>
                  <text:list>
                    <text:list-item>
                      <text:p text:style-name="P90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206259454599476792" text:style-name="L55">
        <text:list-item>
          <text:p text:style-name="P91">TASK : “j1” ~~ (==&gt; memo)</text:p>
          <text:list>
            <text:list-item>
              <text:p text:style-name="P91">//_20190909_135929:next</text:p>
            </text:list-item>
          </text:list>
        </text:list-item>
      </text:list>
      <text:p text:style-name="P10">[further]</text:p>
      <text:list xml:id="list7569101860726151896" text:style-name="L56">
        <text:list-item>
          <text:p text:style-name="P92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8169128360565791732" text:style-name="L57">
        <text:list-item>
          <text:p text:style-name="P93">REVIEW</text:p>
        </text:list-item>
        <text:list-item>
          <text:p text:style-name="P167"><text:span text:style-name="T8">TASK-1 : M15 → </text:span><text:span text:style-name="T9">アゲサゲの幅、知る</text:span></text:p>
          <text:list>
            <text:list-item>
              <text:p text:style-name="P167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3">==&gt; OK</text:p>
              <text:list>
                <text:list-item>
                  <text:p text:style-name="P93">[views.py:8621] lo_Histos ==&gt; total = 5620</text:p>
                </text:list-item>
                <text:list-item>
                  <text:p text:style-name="P93">0.000 -- 0.152 ==&gt; 5511 (0.981)</text:p>
                </text:list-item>
                <text:list-item>
                  <text:p text:style-name="P93">0.152 -- 0.305 ==&gt; 94 (0.017)</text:p>
                </text:list-item>
                <text:list-item>
                  <text:p text:style-name="P93">0.305 -- 0.458 ==&gt; 12 (0.002)</text:p>
                </text:list-item>
                <text:list-item>
                  <text:p text:style-name="P93">0.458 -- 0.610 ==&gt; 3 (0.001)</text:p>
                </text:list-item>
              </text:list>
            </text:list-item>
          </text:list>
        </text:list-item>
        <text:list-item>
          <text:p text:style-name="P93">TASK-2 : M15 → run ea ==&gt; </text:p>
          <text:list>
            <text:list-item>
              <text:list>
                <text:list-item>
                  <text:list>
                    <text:list-item>
                      <text:p text:style-name="P93">eap-2.(id-1).mq4</text:p>
                    </text:list-item>
                    <text:list-item>
                      <text:p text:style-name="P93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3">T-2.1</text:p>
                  <text:list>
                    <text:list-item>
                      <text:p text:style-name="P93">new global var : eap-2.(id-1).mq4</text:p>
                      <text:list>
                        <text:list-item>
                          <text:p text:style-name="P93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3">T-2.2 : int take_Position__Buy() → add params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703489003612103045" text:style-name="L58">
        <text:list-item>
          <text:p text:style-name="P94">TASK</text:p>
          <text:list>
            <text:list-item>
              <text:p text:style-name="P94">in “start” func → new FUNC : _is_Order_Pending()</text:p>
              <text:list>
                <text:list-item>
                  <text:p text:style-name="P94">→ exec “step : j2” and the following</text:p>
                </text:list-item>
                <text:list-item>
                  <text:p text:style-name="P94">//_20190910_120006:next</text:p>
                </text:list-item>
              </text:list>
            </text:list-item>
          </text:list>
        </text:list-item>
      </text:list>
      <text:p text:style-name="P10">[further]</text:p>
      <text:list xml:id="list2699891734871754394" text:style-name="L59">
        <text:list-item>
          <text:p text:style-name="P95"><text:soft-page-break/></text:p>
        </text:list-item>
      </text:list>
      <text:p text:style-name="P8"/>
      <text:p text:style-name="P8"><text:span text:style-name="T35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2575919544543802010" text:style-name="L60">
        <text:list-item>
          <text:p text:style-name="P168"><text:span text:style-name="T13">#_ </text:span><text:span text:style-name="T8">REVIEW</text:span></text:p>
        </text:list-item>
        <text:list-item>
          <text:p text:style-name="P96">TASK-1</text:p>
          <text:list>
            <text:list-item>
              <text:list>
                <text:list-item>
                  <text:p text:style-name="P96">in “start” func → new FUNC : _is_Order_Pending()</text:p>
                  <text:list>
                    <text:list-item>
                      <text:p text:style-name="P96">→ exec “step : j2” and the following</text:p>
                    </text:list-item>
                    <text:list-item>
                      <text:p text:style-name="P96">//_20190910_120006:next</text:p>
                    </text:list-item>
                  </text:list>
                </text:list-item>
              </text:list>
            </text:list-item>
            <text:list-item>
              <text:p text:style-name="P96">T-1.1 : “step : A : 0”</text:p>
              <text:list>
                <text:list-item>
                  <text:list>
                    <text:list-item>
                      <text:p text:style-name="P96">//_20190918_084005:tmp</text:p>
                    </text:list-item>
                  </text:list>
                </text:list-item>
                <text:list-item>
                  <text:p text:style-name="P96">new FUNC : _is_Order_Pending()</text:p>
                  <text:list>
                    <text:list-item>
                      <text:p text:style-name="P96">signature</text:p>
                    </text:list-item>
                    <text:list-item>
                      <text:p text:style-name="P96">time labels</text:p>
                    </text:list-item>
                    <text:list-item>
                      <text:p text:style-name="P96">caller line</text:p>
                    </text:list-item>
                  </text:list>
                </text:list-item>
                <text:list-item>
                  <text:p text:style-name="P96">TEST : order ---&gt; ordered immediately after starting the ea; before a new bar starts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2 : change “double threshold”</text:p>
          <text:list>
            <text:list-item>
              <text:list>
                <text:list-item>
                  <text:p text:style-name="P96">//_20190918_085532:tmp</text:p>
                </text:list-item>
              </text:list>
            </text:list-item>
            <text:list-item>
              <text:p text:style-name="P96">T-2.1</text:p>
              <text:list>
                <text:list-item>
                  <text:p text:style-name="P96">CODING</text:p>
                </text:list-item>
                <text:list-item>
                  <text:p text:style-name="P96">TEST : change the log output</text:p>
                  <text:list>
                    <text:list-item>
                      <text:p text:style-name="P96">==&gt; OK</text:p>
                    </text:list-item>
                    <text:list-item>
                      <text:p text:style-name="P96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3 : if “threshold” &lt; current ask ==&gt; OrderModify (trail)</text:p>
          <text:list>
            <text:list-item>
              <text:p text:style-name="P96">T-3.1</text:p>
              <text:list>
                <text:list-item>
                  <text:p text:style-name="P96">do's</text:p>
                  <text:list>
                    <text:list-item>
                      <text:p text:style-name="P96">new var “priceOf_Current_Tick__Ask”</text:p>
                    </text:list-item>
                    <text:list-item>
                      <text:p text:style-name="P96">in the log → show the val</text:p>
                    </text:list-item>
                    <text:list-item>
                      <text:p text:style-name="P96">//_20190918_090936:tmp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3.2 : log output → normalize double</text:p>
              <text:list>
                <text:list-item>
                  <text:list>
                    <text:list-item>
                      <text:p text:style-name="P96">//_20190918_092035:tmp</text:p>
                    </text:list-item>
                    <text:list-item>
                      <text:p text:style-name="P96">//_20190918_092435:tmp</text:p>
                    </text:list-item>
                  </text:list>
                </text:list-item>
                <text:list-item>
                  <text:p text:style-name="P96">CODING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3.3 : figure out ---&gt; TP, SL ==&gt; how much to change?</text:p>
              <text:list>
                <text:list-item>
                  <text:p text:style-name="P96">threshold = pr_Open + (4 pips)</text:p>
                </text:list-item>
                <text:list-item>
                  <text:p text:style-name="P96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6026276072987426281" text:style-name="L61">
        <text:list-item>
          <text:p text:style-name="P97">TASK : T-3.3 → continue</text:p>
          <text:list>
            <text:list-item>
              <text:p text:style-name="P97">“void trail_Orders()”</text:p>
            </text:list-item>
          </text:list>
        </text:list-item>
      </text:list>
      <text:p text:style-name="P10">[further]</text:p>
      <text:list xml:id="list587725588570795688" text:style-name="L62">
        <text:list-item>
          <text:p text:style-name="P98"/>
        </text:list-item>
      </text:list>
      <text:p text:style-name="P3"><text:line-break/><text:span text:style-name="T36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2957023683488868804" text:style-name="L63">
        <text:list-item>
          <text:p text:style-name="P99">REVIEW</text:p>
        </text:list-item>
        <text:list-item>
          <text:p text:style-name="P99">TASK-1 : void trail_Orders() → follow max price</text:p>
          <text:list>
            <text:list-item>
              <text:p text:style-name="P99">T-1.1</text:p>
              <text:list>
                <text:list-item>
                  <text:p text:style-name="P99">//_20190920_115150:tmp</text:p>
                </text:list-item>
                <text:list-item>
                  <text:p text:style-name="P99">new var</text:p>
                  <text:list>
                    <text:list-item>
                      <text:p text:style-name="P99">//_20190920_120627:tmp</text:p>
                    </text:list-item>
                    <text:list-item>
                      <text:p text:style-name="P99">priceOf_Prev_Bid</text:p>
                    </text:list-item>
                    <text:list-item>
                      <text:p text:style-name="P99">priceOf_Bid__Max</text:p>
                    </text:list-item>
                  </text:list>
                </text:list-item>
                <text:list-item>
                  <text:p text:style-name="P99">“j1” : //_20190920_115150:tmp</text:p>
                  <text:list>
                    <text:list-item>
                      <text:p text:style-name="P99">CODING</text:p>
                    </text:list-item>
                  </text:list>
                </text:list-item>
                <text:list-item>
                  <text:p text:style-name="P99">TEST ==&gt; see log file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893509368829883642" text:style-name="L64">
        <text:list-item>
          <text:p text:style-name="P100">TASK : “step.6 : j2”</text:p>
          <text:list>
            <text:list-item>
              <text:p text:style-name="P100">//_20190920_122313:next</text:p>
            </text:list-item>
          </text:list>
        </text:list-item>
      </text:list>
      <text:p text:style-name="P10">[further]</text:p>
      <text:list xml:id="list3278094061489829967" text:style-name="L65">
        <text:list-item>
          <text:p text:style-name="P101"/>
        </text:list-item>
      </text:list>
      <text:p text:style-name="P3"><text:line-break/><text:span text:style-name="T36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4289299491091274747" text:style-name="L66">
        <text:list-item>
          <text:p text:style-name="P102"><text:span text:style-name="T25">#_ </text:span>REVIEW</text:p>
        </text:list-item>
        <text:list-item>
          <text:p text:style-name="P102">TASK-1 : “step.6 : j2”</text:p>
          <text:list>
            <text:list-item>
              <text:list>
                <text:list-item>
                  <text:p text:style-name="P102">//_20190920_122313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</text:p>
                </text:list-item>
                <text:list-item>
                  <text:p text:style-name="P102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2647507780071365522" text:style-name="L67">
        <text:list-item>
          <text:p text:style-name="P103">TASK : “step 6 : j2 : Y : 2”</text:p>
          <text:list>
            <text:list-item>
              <text:p text:style-name="P103">//_20190924_115546:next</text:p>
            </text:list-item>
          </text:list>
        </text:list-item>
      </text:list>
      <text:p text:style-name="P10">[further]</text:p>
      <text:list xml:id="list4872394499894901575" text:style-name="L68">
        <text:list-item>
          <text:p text:style-name="P104"/>
        </text:list-item>
      </text:list>
      <text:p text:style-name="P3"><text:line-break/><text:span text:style-name="T36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1065445543392242707" text:style-name="L69">
        <text:list-item>
          <text:p text:style-name="P105"><text:span text:style-name="T25">#_ </text:span>REVIEW</text:p>
        </text:list-item>
        <text:list-item>
          <text:p text:style-name="P105">TASK-1 : “step 6 : j2 : Y : 2”</text:p>
          <text:list>
            <text:list-item>
              <text:list>
                <text:list-item>
                  <text:p text:style-name="P105">//_20190924_115546:next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05">CODING</text:p>
                </text:list-item>
                <text:list-item>
                  <text:p text:style-name="P105">TEST ==&gt; </text:p>
                </text:list-item>
              </text:list>
            </text:list-item>
          </text:list>
        </text:list-item>
      </text:list>
      <text:p text:style-name="P10">[next]</text:p>
      <text:list xml:id="list8349877166112728447" text:style-name="L70">
        <text:list-item>
          <text:p text:style-name="P106">TASK</text:p>
          <text:list>
            <text:list-item>
              <text:p text:style-name="P106">log file → <text:span text:style-name="T33">ファイルの大きさ、Xを超えたら　=&gt;　新しいファイルへ。</text:span></text:p>
            </text:list-item>
          </text:list>
        </text:list-item>
        <text:list-item>
          <text:p text:style-name="P106"><text:soft-page-break/>TASK : see ==&gt; log from the above test</text:p>
        </text:list-item>
      </text:list>
      <text:p text:style-name="P10">[further]</text:p>
      <text:list xml:id="list8532773523381706243" text:style-name="L71">
        <text:list-item>
          <text:p text:style-name="P107"/>
        </text:list-item>
      </text:list>
      <text:p text:style-name="P3"><text:line-break/><text:span text:style-name="T36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4377001670366973898" text:style-name="L72">
        <text:list-item>
          <text:p text:style-name="P108">REVIEW</text:p>
        </text:list-item>
        <text:list-item>
          <text:p text:style-name="P108">TASK-1 : log file → <text:span text:style-name="T33">ファイルの大きさ、Xを超えたら　=&gt;　新しいファイルへ。</text:span></text:p>
          <text:list>
            <text:list-item>
              <text:p text:style-name="P108"><text:span text:style-name="T25">#_ </text:span>T-1.1 : modify</text:p>
              <text:list>
                <text:list-item>
                  <text:p text:style-name="P108">//_20190926_094101:tmp</text:p>
                </text:list-item>
              </text:list>
            </text:list-item>
            <text:list-item>
              <text:p text:style-name="P108">T-1.2 : </text:p>
              <text:list>
                <text:list-item>
                  <text:list>
                    <text:list-item>
                      <text:p text:style-name="P108">//_20190926_094452:tmp</text:p>
                    </text:list-item>
                    <text:list-item>
                      <text:p text:style-name="P108">if over 1M bytes ==&gt; new file</text:p>
                    </text:list-item>
                    <text:list-item>
                      <text:p text:style-name="P108">int write_Log (utils.mqh)</text:p>
                    </text:list-item>
                  </text:list>
                </text:list-item>
                <text:list-item>
                  <text:p text:style-name="P108">validate size : //_20190926_095008:tmp</text:p>
                </text:list-item>
                <text:list-item>
                  <text:p text:style-name="P108">CODING : “step : 2.1”</text:p>
                </text:list-item>
                <text:list-item>
                  <text:p text:style-name="P108">TEST : E/J, M1</text:p>
                  <text:list>
                    <text:list-item>
                      <text:p text:style-name="P108"><text:span text:style-name="T29">PROBLEM</text:span> ==&gt; log file NOT copied</text:p>
                      <text:list>
                        <text:list-item>
                          <text:p text:style-name="P108">TRY ==&gt; review code : //_20190926_101307:fix</text:p>
                          <text:list>
                            <text:list-item>
                              <text:p text:style-name="P108">==&gt; no clue</text:p>
                            </text:list-item>
                          </text:list>
                        </text:list-item>
                        <text:list-item>
                          <text:p text:style-name="P108">TRY ==&gt; dest file path ==&gt; “Logs”</text:p>
                          <text:list>
                            <text:list-item>
                              <text:p text:style-name="P108">==&gt; n/c</text:p>
                            </text:list-item>
                          </text:list>
                        </text:list-item>
                        <text:list-item>
                          <text:p text:style-name="P108"><text:soft-page-break/>TRY ==&gt; seek documents in the web</text:p>
                          <text:list>
                            <text:list-item>
                              <text:p text:style-name="P108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8">TRY ==&gt; read the log text, write it to a new file</text:p>
                          <text:list>
                            <text:list-item>
                              <text:p text:style-name="P108">==&gt; laborious; DROP</text:p>
                            </text:list-item>
                          </text:list>
                        </text:list-item>
                        <text:list-item>
                          <text:p text:style-name="P108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617083259016465863" text:style-name="L73">
        <text:list-item>
          <text:p text:style-name="P109">TASK : figure out ==&gt; copy log file</text:p>
        </text:list-item>
      </text:list>
      <text:p text:style-name="P10">[further]</text:p>
      <text:list xml:id="list2236625074209086479" text:style-name="L74">
        <text:list-item>
          <text:p text:style-name="P110"/>
        </text:list-item>
      </text:list>
      <text:p text:style-name="P3"><text:line-break/><text:span text:style-name="T36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6931802189879442956" text:style-name="L75">
        <text:list-item>
          <text:p text:style-name="P111">REVIEW</text:p>
        </text:list-item>
        <text:list-item>
          <text:p text:style-name="P111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1">T-1.1 : when copying log file ==&gt; close the log file first.</text:p>
                  <text:list>
                    <text:list-item>
                      <text:p text:style-name="P111">CODING : //_20190927_114131:tmp</text:p>
                    </text:list-item>
                    <text:list-item>
                      <text:p text:style-name="P111">TEST</text:p>
                      <text:list>
                        <text:list-item>
                          <text:p text:style-name="P111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1">T-1.2 : time label ==&gt; its own line</text:p>
                  <text:list>
                    <text:list-item>
                      <text:p text:style-name="P111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924993174503850341" text:style-name="L76">
        <text:list-item>
          <text:p text:style-name="P112"><text:soft-page-break/>TASK : log file texts → “(step : 6 : j2 : Y : 2.2 : 2)”</text:p>
          <text:list>
            <text:list-item>
              <text:p text:style-name="P112">//_20190927_120146:next</text:p>
            </text:list-item>
          </text:list>
        </text:list-item>
      </text:list>
      <text:p text:style-name="P10">[further]</text:p>
      <text:list xml:id="list1619279641552121455" text:style-name="L77">
        <text:list-item>
          <text:p text:style-name="P113"/>
        </text:list-item>
      </text:list>
      <text:p text:style-name="P3"><text:line-break/><text:span text:style-name="T36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4478112736113365690" text:style-name="L78">
        <text:list-item>
          <text:p text:style-name="P114"><text:span text:style-name="T25">#_ </text:span>REVIEW : <text:s/><text:span text:style-name="T19">44#7.2.1_ 14</text:span></text:p>
        </text:list-item>
        <text:list-item>
          <text:p text:style-name="P114">TASK-1 : <text:s/><text:span text:style-name="T20">44#8.4.2_1</text:span></text:p>
          <text:list>
            <text:list-item>
              <text:p text:style-name="P114">TREE</text:p>
              <text:list>
                <text:list-item>
                  <text:p text:style-name="P114">tester_T_1__Buy_Up__Loop_2_Trailing__V2</text:p>
                  <text:list>
                    <text:list-item>
                      <text:p text:style-name="P114">&lt;= tester_T_1__Buy_Up(request)</text:p>
                    </text:list-item>
                    <text:list-item>
                      <text:p text:style-name="P114">&lt;= tester_BuyUps_SellLows__V2(request)</text:p>
                    </text:list-item>
                    <text:list-item>
                      <text:p text:style-name="P114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4">T-1.1 : new web page list</text:p>
              <text:list>
                <text:list-item>
                  <text:p text:style-name="P114">cons_fx</text:p>
                  <text:list>
                    <text:list-item>
                      <text:p text:style-name="P114"><text:span text:style-name="T25">#_ </text:span>lo_Actions__BUSL__IDs : 19</text:p>
                    </text:list-item>
                    <text:list-item>
                      <text:p text:style-name="P114"><text:span text:style-name="T25">#_ </text:span>lo_Actions__BUSL</text:p>
                    </text:list-item>
                    <text:list-item>
                      <text:p text:style-name="P114"><text:span text:style-name="T25">#_ </text:span>PARAM_BUSL3__P_1</text:p>
                    </text:list-item>
                    <text:list-item>
                      <text:p text:style-name="P114"><text:span text:style-name="T25">#_ </text:span>new tag : “tag_No_P_1”</text:p>
                    </text:list-item>
                  </text:list>
                </text:list-item>
                <text:list-item>
                  <text:p text:style-name="P114">TEST : browse reload</text:p>
                  <text:list>
                    <text:list-item>
                      <text:p text:style-name="P114"><text:soft-page-break/>==&gt; OK</text:p>
                    </text:list-item>
                  </text:list>
                </text:list-item>
              </text:list>
            </text:list-item>
            <text:list-item>
              <text:p text:style-name="P114">T-1.2 : new if choise lines</text:p>
              <text:list>
                <text:list-item>
                  <text:p text:style-name="P114"><text:span text:style-name="T25">#_ </text:span>DUP : elif param == (cons_fx.Tester.lo_Actions__BUSL__IDs.value)[18]</text:p>
                  <text:list>
                    <text:list-item>
                      <text:p text:style-name="P114">#_20190929_124044:tmp</text:p>
                    </text:list-item>
                  </text:list>
                </text:list-item>
                <text:list-item>
                  <text:p text:style-name="P114">new file : libfx_6.py ==&gt; DUP : _5.py</text:p>
                  <text:list>
                    <text:list-item>
                      <text:p text:style-name="P114">DUP</text:p>
                    </text:list-item>
                    <text:list-item>
                      <text:p text:style-name="P114"><text:span text:style-name="T25">#_ </text:span>views.py → import line</text:p>
                    </text:list-item>
                  </text:list>
                </text:list-item>
                <text:list-item>
                  <text:p text:style-name="P114">libfx_6.py : new FUNC</text:p>
                  <text:list>
                    <text:list-item>
                      <text:p text:style-name="P114">dp_2()</text:p>
                    </text:list-item>
                    <text:list-item>
                      <text:p text:style-name="P114">editing</text:p>
                    </text:list-item>
                  </text:list>
                </text:list-item>
                <text:list-item>
                  <text:p text:style-name="P114">TEST ==&gt; OK</text:p>
                </text:list-item>
              </text:list>
            </text:list-item>
          </text:list>
        </text:list-item>
      </text:list>
      <text:p text:style-name="P10">[next]</text:p>
      <text:list xml:id="list3167515603408656161" text:style-name="L79">
        <text:list-item>
          <text:p text:style-name="P115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5">==&gt; collect incidents</text:p>
            </text:list-item>
            <text:list-item>
              <text:p text:style-name="P115">#_20190929_125816:next</text:p>
            </text:list-item>
          </text:list>
        </text:list-item>
      </text:list>
      <text:p text:style-name="P10">[further]</text:p>
      <text:list xml:id="list6921621998385798605" text:style-name="L80">
        <text:list-item>
          <text:p text:style-name="P116"/>
        </text:list-item>
      </text:list>
      <text:p text:style-name="P3"><text:line-break/><text:span text:style-name="T36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2631121528328478172" text:style-name="L81">
        <text:list-item>
          <text:p text:style-name="P117">REVIEW</text:p>
        </text:list-item>
        <text:list-item>
          <text:p text:style-name="P117">TASK-1 : ==&gt; collect incidents</text:p>
          <text:list>
            <text:list-item>
              <text:list>
                <text:list-item>
                  <text:p text:style-name="P117"><text:soft-page-break/>#_20190929_125816:next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7">new FUNC : _dp_2__Detect(lo_BDs_Tmp, lo_Lines_Log)</text:p>
                  <text:list>
                    <text:list-item>
                      <text:p text:style-name="P117"><text:span text:style-name="T25">#_ </text:span>signature</text:p>
                    </text:list-item>
                    <text:list-item>
                      <text:p text:style-name="P117"><text:span text:style-name="T25">#_ </text:span>labels</text:p>
                      <text:list>
                        <text:list-item>
                          <text:p text:style-name="P117">#_20190930_124040:caller</text:p>
                        </text:list-item>
                        <text:list-item>
                          <text:p text:style-name="P117">#_20190930_124042:head</text:p>
                        </text:list-item>
                        <text:list-item>
                          <text:p text:style-name="P117">#_20190930_124050:wl:in-func</text:p>
                        </text:list-item>
                      </text:list>
                    </text:list-item>
                    <text:list-item>
                      <text:p text:style-name="P117">caller lines</text:p>
                    </text:list-item>
                  </text:list>
                </text:list-item>
                <text:list-item>
                  <text:p text:style-name="P117">log</text:p>
                  <text:list>
                    <text:list-item>
                      <text:p text:style-name="P117">#_20190930_131347:tmp</text:p>
                    </text:list-item>
                  </text:list>
                </text:list-item>
                <text:list-item>
                  <text:p text:style-name="P117">TEST : see log file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2169917726092827" text:style-name="L82">
        <text:list-item>
          <text:p text:style-name="P118">TASK-1</text:p>
          <text:list>
            <text:list-item>
              <text:p text:style-name="P118">“lo_Hits” ==&gt; write to “XX.dat” file</text:p>
            </text:list-item>
            <text:list-item>
              <text:p text:style-name="P118">#_20190930_133504:next</text:p>
            </text:list-item>
          </text:list>
        </text:list-item>
        <text:list-item>
          <text:p text:style-name="P118">TASK-2 : lo_Hits <text:span text:style-name="T33">のリスト　=&gt;　observe, make memos, gen formula.</text:span></text:p>
        </text:list-item>
      </text:list>
      <text:p text:style-name="P10">[further]</text:p>
      <text:list xml:id="list6187269384811375322" text:style-name="L83">
        <text:list-item>
          <text:p text:style-name="P119"/>
        </text:list-item>
      </text:list>
      <text:p text:style-name="P3"><text:line-break/><text:span text:style-name="T36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1885230654879718525" text:style-name="L84">
        <text:list-item>
          <text:p text:style-name="P120"><text:span text:style-name="T25">#_ </text:span>REVIEW</text:p>
        </text:list-item>
        <text:list-item>
          <text:p text:style-name="P120"><text:soft-page-break/>TASK-1 : “lo_Hits” ==&gt; write to “XX.dat” file</text:p>
          <text:list>
            <text:list-item>
              <text:list>
                <text:list-item>
                  <text:p text:style-name="P120">#_20190930_133504:next</text:p>
                </text:list-item>
              </text:list>
            </text:list-item>
            <text:list-item>
              <text:p text:style-name="P120">T-1.1</text:p>
              <text:list>
                <text:list-item>
                  <text:p text:style-name="P120">new FUNC : _dp_2__Report_Dat</text:p>
                  <text:list>
                    <text:list-item>
                      <text:p text:style-name="P120">signature</text:p>
                    </text:list-item>
                    <text:list-item>
                      <text:p text:style-name="P120">label</text:p>
                    </text:list-item>
                    <text:list-item>
                      <text:p text:style-name="P120">caller</text:p>
                    </text:list-item>
                  </text:list>
                </text:list-item>
                <text:list-item>
                  <text:p text:style-name="P120">CODING</text:p>
                  <text:list>
                    <text:list-item>
                      <text:p text:style-name="P120">report : #_20191001_130416:tmp</text:p>
                    </text:list-item>
                  </text:list>
                </text:list-item>
                <text:list-item>
                  <text:p text:style-name="P120">TEST ==&gt; OK</text:p>
                </text:list-item>
              </text:list>
            </text:list-item>
          </text:list>
        </text:list-item>
        <text:list-item>
          <text:p text:style-name="P120">TASK-2 : conf file ---&gt; create its own</text:p>
          <text:list>
            <text:list-item>
              <text:p text:style-name="P120">T-2.1</text:p>
              <text:list>
                <text:list-item>
                  <text:p text:style-name="P120">“fname_CONF_BUSL3__DP_2”</text:p>
                </text:list-item>
                <text:list-item>
                  <text:p text:style-name="P120">CODING</text:p>
                </text:list-item>
                <text:list-item>
                  <text:p text:style-name="P120">TEST ==&gt; OK</text:p>
                </text:list-item>
              </text:list>
            </text:list-item>
          </text:list>
        </text:list-item>
      </text:list>
      <text:p text:style-name="P10">[next]</text:p>
      <text:list xml:id="list5087941053739840586" text:style-name="L85">
        <text:list-item>
          <text:p text:style-name="P121">TASK</text:p>
          <text:list>
            <text:list-item>
              <text:p text:style-name="P121">gen data files</text:p>
            </text:list-item>
            <text:list-item>
              <text:p text:style-name="P121"><text:s/>lo_Hits <text:span text:style-name="T33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5998539407784332626" text:style-name="L86">
        <text:list-item>
          <text:p text:style-name="P122"/>
        </text:list-item>
      </text:list>
      <text:p text:style-name="P3"><text:line-break/><text:span text:style-name="T36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4964466912850026019" text:style-name="L87">
        <text:list-item>
          <text:p text:style-name="P123"><text:span text:style-name="T25">#_ </text:span>REVIEW : “dp-2<text:tab/># detect patterns : series-1”</text:p>
          <text:list>
            <text:list-item>
              <text:p text:style-name="P1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3">TASK-1 : “t-1<text:tab/>t-1 : test_Buy_Up_1()”</text:p>
          <text:list>
            <text:list-item>
              <text:p text:style-name="P123"><text:span text:style-name="T25">#_ </text:span>T-1.1 : review code</text:p>
              <text:list>
                <text:list-item>
                  <text:p text:style-name="P123">lo_Actions__BUSL__IDs[18]</text:p>
                </text:list-item>
                <text:list-item>
                  <text:p text:style-name="P123">TREE</text:p>
                  <text:list>
                    <text:list-item>
                      <text:p text:style-name="P123">elif param == (cons_fx.Tester.lo_Actions__BUSL__IDs.value)[18] :</text:p>
                    </text:list-item>
                    <text:list-item>
                      <text:p text:style-name="P123">libfx_5.tester_T_1__Buy_Up(request)</text:p>
                      <text:list>
                        <text:list-item>
                          <text:p text:style-name="P123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3">conf file : fname_CONF_BUSL3__Tester_T_1</text:p>
                  <text:list>
                    <text:list-item>
                      <text:p text:style-name="P123">busl_3__tester_T_1__Buy_Up.conf</text:p>
                    </text:list-item>
                  </text:list>
                </text:list-item>
              </text:list>
            </text:list-item>
            <text:list-item>
              <text:p text:style-name="P123"><text:span text:style-name="T25">#_ </text:span>T-1.2 : exec</text:p>
            </text:list-item>
            <text:list-item>
              <text:p text:style-name="P123">T-1.3 : review</text:p>
              <text:list>
                <text:list-item>
                  <text:p text:style-name="P123"><text:span text:style-name="T25">#_ </text:span>tester_T_1__Buy_Up__Loop_2_Trailing__V2()</text:p>
                </text:list-item>
                <text:list-item>
                  <text:p text:style-name="P123"><text:span text:style-name="T25">#_ </text:span>?? what is “lenOf_Detection_Target_Range”</text:p>
                  <text:list>
                    <text:list-item>
                      <text:p text:style-name="P123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3"/>
            </text:list-item>
          </text:list>
        </text:list-item>
      </text:list>
      <text:p text:style-name="P10">[next]</text:p>
      <text:list xml:id="list2823482009892044543" text:style-name="L88">
        <text:list-item>
          <text:p text:style-name="P124">TASK : new web list item → “t-2” (tester for dp-2)</text:p>
        </text:list-item>
      </text:list>
      <text:p text:style-name="P10">[further]</text:p>
      <text:list xml:id="list4972165685429906058" text:style-name="L89">
        <text:list-item>
          <text:p text:style-name="P125"/>
        </text:list-item>
      </text:list>
      <text:p text:style-name="P3"><text:line-break/><text:span text:style-name="T36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8297680604638447304" text:style-name="L90">
        <text:list-item>
          <text:p text:style-name="P126">REVIEW</text:p>
        </text:list-item>
        <text:list-item>
          <text:p text:style-name="P126">TASK-1 : new web list item → “t-2” (tester for dp-2)</text:p>
          <text:list>
            <text:list-item>
              <text:p text:style-name="P126">T-1.1 : new web page list</text:p>
              <text:list>
                <text:list-item>
                  <text:p text:style-name="P126">cons_fx</text:p>
                  <text:list>
                    <text:list-item>
                      <text:p text:style-name="P126"><text:span text:style-name="T25">#_ </text:span>lo_Actions__BUSL__IDs : 20</text:p>
                      <text:list>
                        <text:list-item>
                          <text:p text:style-name="P126">#_20191003_122759:marker</text:p>
                        </text:list-item>
                      </text:list>
                    </text:list-item>
                    <text:list-item>
                      <text:p text:style-name="P126"><text:span text:style-name="T25">#_ </text:span>lo_Actions__BUSL</text:p>
                    </text:list-item>
                    <text:list-item>
                      <text:p text:style-name="P126"><text:span text:style-name="T25">#_ </text:span>PARAM_BUSL3__<text:span text:style-name="T33">T</text:span>_2</text:p>
                    </text:list-item>
                    <text:list-item>
                      <text:p text:style-name="P126"><text:span text:style-name="T25">#_ </text:span>new tag : “tag_No_T_2”</text:p>
                    </text:list-item>
                  </text:list>
                </text:list-item>
                <text:list-item>
                  <text:p text:style-name="P126">TEST : reload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new if choise lines</text:p>
              <text:list>
                <text:list-item>
                  <text:p text:style-name="P126"><text:span text:style-name="T25">#_ </text:span>DUP : elif param == (cons_fx.Tester.lo_Actions__BUSL__IDs.value)[18]</text:p>
                </text:list-item>
                <text:list-item>
                  <text:p text:style-name="P126">new FUNC : libfx_6.tester_T_2(request)</text:p>
                  <text:list>
                    <text:list-item>
                      <text:p text:style-name="P126">signature </text:p>
                    </text:list-item>
                    <text:list-item>
                      <text:p text:style-name="P126">labels</text:p>
                      <text:list>
                        <text:list-item>
                          <text:p text:style-name="P126">#_20191003_124456:caller</text:p>
                        </text:list-item>
                        <text:list-item>
                          <text:p text:style-name="P126">#_20191003_124500:head</text:p>
                        </text:list-item>
                        <text:list-item>
                          <text:p text:style-name="P126">#_20191003_124503:wl:in-func</text:p>
                        </text:list-item>
                      </text:list>
                    </text:list-item>
                    <text:list-item>
                      <text:p text:style-name="P126">caller</text:p>
                    </text:list-item>
                  </text:list>
                </text:list-item>
                <text:list-item>
                  <text:p text:style-name="P126">CODING ==&gt; skeleton</text:p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conf file → load</text:p>
              <text:list>
                <text:list-item>
                  <text:p text:style-name="P126"><text:soft-page-break/>==&gt; OK</text:p>
                </text:list-item>
              </text:list>
            </text:list-item>
          </text:list>
        </text:list-item>
        <text:list-item>
          <text:p text:style-name="P126">SEG-1 : openoffice ==&gt; install</text:p>
          <text:list>
            <text:list-item>
              <text:list>
                <text:list-item>
                  <text:p text:style-name="P126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6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60"/>
                    </text:list-item>
                  </text:list>
                </text:list-item>
              </text:list>
            </text:list-item>
          </text:list>
        </text:list-item>
        <text:list-item>
          <text:p text:style-name="P126">conf file</text:p>
          <text:list>
            <text:list-item>
              <text:list>
                <text:list-item>
                  <text:list>
                    <text:list-item>
                      <text:p text:style-name="P126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539806287623053787" text:style-name="L91">
        <text:list-item>
          <text:p text:style-name="P127">TASK : func : tester_T_2(request) ==&gt; continue</text:p>
          <text:list>
            <text:list-item>
              <text:p text:style-name="P127">#_20191003_133957:next</text:p>
            </text:list-item>
          </text:list>
        </text:list-item>
      </text:list>
      <text:p text:style-name="P10">[further]</text:p>
      <text:list xml:id="list1127072969365578380" text:style-name="L92">
        <text:list-item>
          <text:p text:style-name="P128"/>
        </text:list-item>
      </text:list>
      <text:p text:style-name="P3"><text:line-break/><text:span text:style-name="T36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4827957489591520487" text:style-name="L93">
        <text:list-item>
          <text:p text:style-name="P129">REVIEW</text:p>
        </text:list-item>
        <text:list-item>
          <text:p text:style-name="P129">TASK-1 : func : tester_T_2(request) ==&gt; continue</text:p>
          <text:list>
            <text:list-item>
              <text:list>
                <text:list-item>
                  <text:p text:style-name="P129">#_20191003_133957:next</text:p>
                </text:list-item>
              </text:list>
            </text:list-item>
            <text:list-item>
              <text:p text:style-name="P129"><text:span text:style-name="T25">#_ </text:span>T-1.1</text:p>
              <text:list>
                <text:list-item>
                  <text:list>
                    <text:list-item>
                      <text:p text:style-name="P129">“step : 0.3 : 0 <text:s text:c="11"/>vars”</text:p>
                    </text:list-item>
                    <text:list-item>
                      <text:p text:style-name="P129">“step : 0.3 : 1 <text:s text:c="11"/>call func”</text:p>
                    </text:list-item>
                  </text:list>
                </text:list-item>
                <text:list-item>
                  <text:p text:style-name="P129">C/P : func : tester_T_1__Buy_Up__1_Setup(strOf_Op_Name, tlabel, dpath_Log)</text:p>
                  <text:list>
                    <text:list-item>
                      <text:p text:style-name="P129"><text:soft-page-break/>replace : “T_1” → “T_2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<text:span text:style-name="T25">#_ </text:span>T-1.2</text:p>
              <text:list>
                <text:list-item>
                  <text:p text:style-name="P129">CODING</text:p>
                  <text:list>
                    <text:list-item>
                      <text:p text:style-name="P129">“step : 0.3 : 2”</text:p>
                    </text:list-item>
                    <text:list-item>
                      <text:p text:style-name="P129">“step : A : 2.1”</text:p>
                    </text:list-item>
                    <text:list-item>
                      <text:p text:style-name="P129">“step : A : 2.1 : 2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<text:span text:style-name="T25">#_ </text:span>T-1.3</text:p>
              <text:list>
                <text:list-item>
                  <text:p text:style-name="P129">CODING</text:p>
                  <text:list>
                    <text:list-item>
                      <text:p text:style-name="P129">“step : A : 4 : 2 <text:s text:c="11"/>log”</text:p>
                    </text:list-item>
                    <text:list-item>
                      <text:p text:style-name="P129">“step : A : X <text:s text:c="11"/>write : file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4</text:p>
              <text:list>
                <text:list-item>
                  <text:p text:style-name="P129">CODE</text:p>
                  <text:list>
                    <text:list-item>
                      <text:list>
                        <text:list-item>
                          <text:p text:style-name="P129">“step : A : 2.2 <text:s text:c="11"/>get list”</text:p>
                        </text:list-item>
                        <text:list-item>
                          <text:p text:style-name="P129">“step : A : 2.3 <text:s text:c="11"/>unpack”</text:p>
                        </text:list-item>
                      </text:list>
                    </text:list-item>
                    <text:list-item>
                      <text:p text:style-name="P129">C/P : func : tester_T_2__Buy_Up__2_Get_LO_BDs</text:p>
                    </text:list-item>
                    <text:list-item>
                      <text:p text:style-name="P129">#_20191005_130250:tmp</text:p>
                    </text:list-item>
                    <text:list-item>
                      <text:p text:style-name="P129">replace : “T_1” → “T_2”</text:p>
                    </text:list-item>
                    <text:list-item>
                      <text:p text:style-name="P129">time labels</text:p>
                      <text:list>
                        <text:list-item>
                          <text:p text:style-name="P129">#_20191005_130528:caller</text:p>
                        </text:list-item>
                        <text:list-item>
                          <text:p text:style-name="P129">#_20191005_130535:head</text:p>
                        </text:list-item>
                        <text:list-item>
                          <text:p text:style-name="P129">#_20191005_130540:wl:in-func</text:p>
                        </text:list-item>
                      </text:list>
                    </text:list-item>
                    <text:list-item>
                      <text:p text:style-name="P129">caller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5</text:p>
              <text:list>
                <text:list-item>
                  <text:p text:style-name="P129">CODE</text:p>
                  <text:list>
                    <text:list-item>
                      <text:p text:style-name="P129">“step : A : 3 <text:s text:c="11"/>testing”</text:p>
                    </text:list-item>
                    <text:list-item>
                      <text:p text:style-name="P129">#_20191005_132806:tmp</text:p>
                    </text:list-item>
                    <text:list-item>
                      <text:p text:style-name="P129"><text:soft-page-break/>new FUNC : tester_T_2__Buy_Up__3_Prep_Trailing()</text:p>
                      <text:list>
                        <text:list-item>
                          <text:p text:style-name="P129">signature</text:p>
                        </text:list-item>
                        <text:list-item>
                          <text:p text:style-name="P129">labels</text:p>
                          <text:list>
                            <text:list-item>
                              <text:p text:style-name="P129">#_20191005_133027:caller</text:p>
                            </text:list-item>
                            <text:list-item>
                              <text:p text:style-name="P129">#_20191005_133031:head</text:p>
                            </text:list-item>
                            <text:list-item>
                              <text:p text:style-name="P129">#_20191005_133035:wl:in-func</text:p>
                            </text:list-item>
                          </text:list>
                        </text:list-item>
                        <text:list-item>
                          <text:p text:style-name="P129">caller</text:p>
                        </text:list-item>
                        <text:list-item>
                          <text:p text:style-name="P129">C/P</text:p>
                          <text:list>
                            <text:list-item>
                              <text:p text:style-name="P129">#_20191005_133133:copy:from----------</text:p>
                            </text:list-item>
                          </text:list>
                        </text:list-item>
                        <text:list-item>
                          <text:p text:style-name="P129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6 : more params</text:p>
              <text:list>
                <text:list-item>
                  <text:p text:style-name="P129">CODE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10">[next]</text:p>
      <text:list xml:id="list3292499192156179063" text:style-name="L94">
        <text:list-item>
          <text:p text:style-name="P130">TASK : continue</text:p>
          <text:list>
            <text:list-item>
              <text:p text:style-name="P130">libfx_t : #_20191005_134618:next</text:p>
            </text:list-item>
          </text:list>
        </text:list-item>
      </text:list>
      <text:p text:style-name="P10">[further]</text:p>
      <text:list xml:id="list7631127562939398693" text:style-name="L95">
        <text:list-item>
          <text:p text:style-name="P131"/>
        </text:list-item>
      </text:list>
      <text:p text:style-name="P3"><text:line-break/><text:span text:style-name="T36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5670025976090421873" text:style-name="L96">
        <text:list-item>
          <text:p text:style-name="P132"><text:span text:style-name="T25">#_ </text:span>REVIEW</text:p>
        </text:list-item>
        <text:list-item>
          <text:p text:style-name="P132">TASK-1 : tester</text:p>
          <text:list>
            <text:list-item>
              <text:list>
                <text:list-item>
                  <text:p text:style-name="P132"><text:soft-page-break/>libfx_6 : #_20191005_134618:next</text:p>
                </text:list-item>
              </text:list>
            </text:list-item>
          </text:list>
        </text:list-item>
      </text:list>
      <text:list xml:id="list33329985" text:continue-list="list2957023683488868804" text:style-name="L63">
        <text:list-item>
          <text:list>
            <text:list-item>
              <text:p text:style-name="P99"><text:span text:style-name="T25">@#_ </text:span>SEG-1 : cleanup code</text:p>
              <text:list>
                <text:list-item>
                  <text:p text:style-name="P99">delete lines</text:p>
                </text:list-item>
                <text:list-item>
                  <text:p text:style-name="P99">TEST : run</text:p>
                  <text:list>
                    <text:list-item>
                      <text:p text:style-name="P99">==&gt; OK</text:p>
                    </text:list-item>
                  </text:list>
                </text:list-item>
                <text:list-item>
                  <text:p text:style-name="P99">git</text:p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mment out</text:p>
                </text:list-item>
                <text:list-item>
                  <text:p text:style-name="P99">new FUNC : tester_T_2__Buy_Up__Loop_2_Trailing__V2</text:p>
                  <text:list>
                    <text:list-item>
                      <text:p text:style-name="P99"><text:span text:style-name="T25">#_ </text:span>C/P : from : libfx_5</text:p>
                    </text:list-item>
                    <text:list-item>
                      <text:p text:style-name="P99"><text:span text:style-name="T25">#_ </text:span>replace strings</text:p>
                      <text:list>
                        <text:list-item>
                          <text:p text:style-name="P99">“T_1” → “T_2”</text:p>
                        </text:list-item>
                      </text:list>
                    </text:list-item>
                    <text:list-item>
                      <text:p text:style-name="P99"><text:span text:style-name="T25">#_ </text:span>time labels</text:p>
                    </text:list-item>
                    <text:list-item>
                      <text:p text:style-name="P99"><text:span text:style-name="T25">#_ </text:span>caller</text:p>
                    </text:list-item>
                  </text:list>
                </text:list-item>
                <text:list-item>
                  <text:p text:style-name="P99"><text:span text:style-name="T25">#_ </text:span>new FUNC : dp_Tester_T_2__Buy_Up(lo_LO_Lines, lo_BDs_Tmp)</text:p>
                  <text:list>
                    <text:list-item>
                      <text:p text:style-name="P99">C/P : from : libfx_5 : dp_Tester_T_1__Buy_Up(lo_LO_Lines, lo_BDs_Tmp)</text:p>
                    </text:list-item>
                    <text:list-item>
                      <text:p text:style-name="P179">replace strings</text:p>
                      <text:list>
                        <text:list-item>
                          <text:p text:style-name="P99">“T_1” → “T_2”</text:p>
                        </text:list-item>
                      </text:list>
                    </text:list-item>
                    <text:list-item>
                      <text:p text:style-name="P99">time labels</text:p>
                    </text:list-item>
                    <text:list-item>
                      <text:p text:style-name="P99">caller</text:p>
                    </text:list-item>
                  </text:list>
                </text:list-item>
                <text:list-item>
                  <text:p text:style-name="P99">MEMO</text:p>
                  <text:list>
                    <text:list-item>
                      <text:p text:style-name="P99">tester_T_2(request)</text:p>
                      <text:list>
                        <text:list-item>
                          <text:p text:style-name="P99">tester_T_2__Buy_Up__Loop_2_Trailing__V2</text:p>
                        </text:list-item>
                      </text:list>
                    </text:list-item>
                    <text:list-item>
                      <text:p text:style-name="P99">dp_2(request)</text:p>
                      <text:list>
                        <text:list-item>
                          <text:p text:style-name="P99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99">TEST ==&gt; </text:p>
                  <text:list>
                    <text:list-item>
                      <text:p text:style-name="P99">ERROR</text:p>
                      <text:list>
                        <text:list-item>
                          <text:p text:style-name="P99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99">e 3147, in tester_T_2</text:p>
                        </text:list-item>
                        <text:list-item>
                          <text:p text:style-name="P99"><text:s text:c="4"/>, valOf_TP</text:p>
                        </text:list-item>
                        <text:list-item>
                          <text:p text:style-name="P99">NameError: name 'valOf_TP' is not defined”</text:p>
                        </text:list-item>
                      </text:list>
                    </text:list-item>
                    <text:list-item>
                      <text:p text:style-name="P99">TRY : #_20191006_100250:fix</text:p>
                      <text:list>
                        <text:list-item>
                          <text:p text:style-name="P99">CODING</text:p>
                        </text:list-item>
                        <text:list-item>
                          <text:p text:style-name="P99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99">debug : #_20191006_100759:tmp</text:p>
                  <text:list>
                    <text:list-item>
                      <text:p text:style-name="P9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672794107287644583" text:style-name="L97">
        <text:list-item>
          <text:p text:style-name="P133">TASK</text:p>
          <text:list>
            <text:list-item>
              <text:p text:style-name="P133">“step : A : 4 <text:s text:c="12"/>reporting”</text:p>
            </text:list-item>
            <text:list-item>
              <text:p text:style-name="P133">#_20191006_101452:next</text:p>
            </text:list-item>
          </text:list>
        </text:list-item>
      </text:list>
      <text:p text:style-name="P10">[further]</text:p>
      <text:list xml:id="list2096637363984636343" text:style-name="L98">
        <text:list-item>
          <text:p text:style-name="P134"/>
        </text:list-item>
      </text:list>
      <text:p text:style-name="P3"><text:line-break/><text:span text:style-name="T36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5828200189148178961" text:style-name="L99">
        <text:list-item>
          <text:p text:style-name="P135">REVIEW</text:p>
        </text:list-item>
        <text:list-item>
          <text:p text:style-name="P135"><text:span text:style-name="T25">#_ </text:span>TASK-1 : “step : A : 4 <text:s text:c="12"/>reporting”</text:p>
          <text:list>
            <text:list-item>
              <text:list>
                <text:list-item>
                  <text:p text:style-name="P135">#_20191006_101452:next</text:p>
                </text:list-item>
              </text:list>
            </text:list-item>
            <text:list-item>
              <text:p text:style-name="P135">T-1.1 : new FUNC : tester_T_2__Report_Dat</text:p>
              <text:list>
                <text:list-item>
                  <text:p text:style-name="P135">CODING</text:p>
                  <text:list>
                    <text:list-item>
                      <text:p text:style-name="P135">DUP : tester_T_1__Report_Dat__V2 (libfx_5)</text:p>
                    </text:list-item>
                    <text:list-item>
                      <text:p text:style-name="P135"><text:soft-page-break/>signature → cha<text:span text:style-name="T33">nge</text:span></text:p>
                    </text:list-item>
                    <text:list-item>
                      <text:p text:style-name="P153">time labels</text:p>
                    </text:list-item>
                    <text:list-item>
                      <text:p text:style-name="P153">caller</text:p>
                    </text:list-item>
                  </text:list>
                </text:list-item>
                <text:list-item>
                  <text:p text:style-name="P153">TEST ==&gt; OK</text:p>
                </text:list-item>
              </text:list>
            </text:list-item>
          </text:list>
        </text:list-item>
        <text:list-item>
          <text:p text:style-name="P153">TASK-2 : “step : A : 4 : 2 <text:s text:c="11"/>log”</text:p>
          <text:list>
            <text:list-item>
              <text:p text:style-name="P153">T-.1.1 : new FUNC : tester_T_2__Report_Log(fname_Log, dpath_Log)</text:p>
              <text:list>
                <text:list-item>
                  <text:p text:style-name="P135"><text:span text:style-name="T26">#_ </text:span><text:span text:style-name="T33">CODING</text:span></text:p>
                  <text:list>
                    <text:list-item>
                      <text:p text:style-name="P153">DUP : tester_T_2__Report_Dat</text:p>
                    </text:list-item>
                    <text:list-item>
                      <text:p text:style-name="P135">signature → cha<text:span text:style-name="T33">nge</text:span></text:p>
                    </text:list-item>
                    <text:list-item>
                      <text:p text:style-name="P153">time labels</text:p>
                    </text:list-item>
                    <text:list-item>
                      <text:p text:style-name="P153">caller</text:p>
                    </text:list-item>
                    <text:list-item>
                      <text:p text:style-name="P153">content lines</text:p>
                    </text:list-item>
                  </text:list>
                </text:list-item>
                <text:list-item>
                  <text:p text:style-name="P153">TEST ==&gt; OK</text:p>
                </text:list-item>
              </text:list>
            </text:list-item>
          </text:list>
        </text:list-item>
      </text:list>
      <text:p text:style-name="P10">[next]</text:p>
      <text:list xml:id="list7294482063681205406" text:style-name="L100">
        <text:list-item>
          <text:p text:style-name="P136">TASK</text:p>
          <text:list>
            <text:list-item>
              <text:p text:style-name="P136">func : dp_Tester_T_2__Buy_Up</text:p>
              <text:list>
                <text:list-item>
                  <text:p text:style-name="P136">→ where used ?</text:p>
                  <text:list>
                    <text:list-item>
                      <text:p text:style-name="P136">#_20191007_142637:marker</text:p>
                    </text:list-item>
                  </text:list>
                </text:list-item>
                <text:list-item>
                  <text:p text:style-name="P136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2425760974886773241" text:style-name="L101">
        <text:list-item>
          <text:p text:style-name="P137"/>
        </text:list-item>
      </text:list>
      <text:p text:style-name="P3"><text:line-break/><text:span text:style-name="T36">[/ 20191007_14300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tyle-name="P20"><text:soft-page-break/></text:p>
      <text:p text:style-name="P10">[do] <text:span text:style-name="T25">#_ </text:span></text:p>
      <text:list xml:id="list3885873862050443658" text:style-name="L102">
        <text:list-item>
          <text:p text:style-name="P138">REVIEW</text:p>
        </text:list-item>
        <text:list-item>
          <text:p text:style-name="P138">TASK-1 : func : dp_Tester_T_2__Buy_Up ==&gt; coding</text:p>
          <text:list>
            <text:list-item>
              <text:p text:style-name="P138">T-1.1 : flowcharting</text:p>
              <text:list>
                <text:list-item>
                  <text:p text:style-name="P138">==&gt; OK</text:p>
                </text:list-item>
              </text:list>
            </text:list-item>
            <text:list-item>
              <text:p text:style-name="P138">T-1.2 : add param</text:p>
              <text:list>
                <text:list-item>
                  <text:p text:style-name="P138">func caller : #_20191006_095325:caller</text:p>
                </text:list-item>
              </text:list>
            </text:list-item>
            <text:list-item>
              <text:p text:style-name="P138">T-1.3 : ~ “step : 3 <text:s text:c="11"/>up-down pattern”</text:p>
              <text:list>
                <text:list-item>
                  <text:p text:style-name="P138">CODING : #_20191008_140248:tmp</text:p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4 : “step : 3.2 <text:s text:c="11"/>convert”</text:p>
              <text:list>
                <text:list-item>
                  <text:p text:style-name="P138">CODE</text:p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5 : “step : j1 <text:s text:c="11"/>converted string --&gt; "0011" ?”</text:p>
              <text:list>
                <text:list-item>
                  <text:p text:style-name="P138">==&gt; ERROR</text:p>
                  <text:list>
                    <text:list-item>
                      <text:list>
                        <text:list-item>
                          <text:p text:style-name="P138">“ <text:s/>File "C:\WORKS_2\WS\WS_Others.prog\prog\D-7\2_2\VIRTUAL\Admin_Projects\mm\libs_mm\libfx_6.py", lin</text:p>
                        </text:list-item>
                        <text:list-item>
                          <text:p text:style-name="P138">e 3098, in tester_T_2__Report_Dat</text:p>
                        </text:list-item>
                        <text:list-item>
                          <text:p text:style-name="P138"><text:s text:c="4"/>cntOf_SLs, cntOf_SLs / lenOf_LO_Pos_Target</text:p>
                        </text:list-item>
                        <text:list-item>
                          <text:p text:style-name="P138">ZeroDivisionError: division by zero”</text:p>
                        </text:list-item>
                      </text:list>
                    </text:list-item>
                    <text:list-item>
                      <text:p text:style-name="P138">TRY</text:p>
                      <text:list>
                        <text:list-item>
                          <text:p text:style-name="P138">TREE</text:p>
                          <text:list>
                            <text:list-item>
                              <text:p text:style-name="P138">dp_Tester_T_2__Buy_Up</text:p>
                            </text:list-item>
                          </text:list>
                        </text:list-item>
                        <text:list-item>
                          <text:p text:style-name="P138">#_20191008_142053:fix</text:p>
                        </text:list-item>
                      </text:list>
                    </text:list-item>
                    <text:list-item>
                      <text:p text:style-name="P138">TRY : func : dp_Tester_T_2__Buy_Up → return value ==&gt; true only (back to pre-coding)</text:p>
                      <text:list>
                        <text:list-item>
                          <text:p text:style-name="P138">#_20191008_142850:tmp</text:p>
                        </text:list-item>
                        <text:list-item>
                          <text:p text:style-name="P138">==&gt; remove “debug” break</text:p>
                        </text:list-item>
                        <text:list-item>
                          <text:p text:style-name="P138">==&gt; func : restore return val judgement</text:p>
                        </text:list-item>
                        <text:list-item>
                          <text:p text:style-name="P138"><text:soft-page-break/>TEST ==&gt; OK (loop → continued to the end)</text:p>
                          <text:list>
                            <text:list-item>
                              <text:p text:style-name="P138">list entry ==&gt; 2 cases (15 cases with no conditio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829483564093924426" text:style-name="L103">
        <text:list-item>
          <text:p text:style-name="P139">TASK : #_20191008_143720:next</text:p>
          <text:list>
            <text:list-item>
              <text:p text:style-name="P139">dat file → in the list, ==&gt; add a column → “datetime”</text:p>
            </text:list-item>
            <text:list-item>
              <text:p text:style-name="P139">loop stopper ==&gt; comment out</text:p>
            </text:list-item>
            <text:list-item>
              <text:p text:style-name="P139">hit cases → observe</text:p>
            </text:list-item>
          </text:list>
        </text:list-item>
        <text:list-item>
          <text:p text:style-name="P139">ANY</text:p>
        </text:list-item>
      </text:list>
      <text:p text:style-name="P10">[further]</text:p>
      <text:list xml:id="list8392399416634927218" text:style-name="L104">
        <text:list-item>
          <text:p text:style-name="P140"/>
        </text:list-item>
      </text:list>
      <text:p text:style-name="P3"><text:line-break/><text:span text:style-name="T36">[/ 20191008_14354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9 / 44. currency / 8. prog-python / 4 tester / 1. id-2 / </text:span><text:span text:style-name="T6">XXX</text:span></text:p>
      <text:p text:style-name="P20"/>
      <text:p text:style-name="P10">[do] <text:span text:style-name="T25">#_ </text:span></text:p>
      <text:list xml:id="list3091881598700545920" text:style-name="L105">
        <text:list-item>
          <text:p text:style-name="P141">REVIEW</text:p>
        </text:list-item>
        <text:list-item>
          <text:p text:style-name="P141">TASK-1 : #_20191008_143720:next</text:p>
          <text:list>
            <text:list-item>
              <text:list>
                <text:list-item>
                  <text:p text:style-name="P141">dat file → in the list, ==&gt; add a column → “datetime”</text:p>
                </text:list-item>
                <text:list-item>
                  <text:p text:style-name="P141">loop stopper ==&gt; comment out</text:p>
                </text:list-item>
                <text:list-item>
                  <text:p text:style-name="P141">hit cases → observe</text:p>
                </text:list-item>
              </text:list>
            </text:list-item>
            <text:list-item>
              <text:p text:style-name="P141">T-1.1 : </text:p>
              <text:list>
                <text:list-item>
                  <text:p text:style-name="P141">TREE</text:p>
                  <text:list>
                    <text:list-item>
                      <text:p text:style-name="P141">tester_T_2__Report_Dat</text:p>
                    </text:list-item>
                  </text:list>
                </text:list-item>
                <text:list-item>
                  <text:p text:style-name="P141">add param</text:p>
                </text:list-item>
              </text:list>
            </text:list-item>
            <text:list-item>
              <text:p text:style-name="P141">T-1.2 : add → column</text:p>
              <text:list>
                <text:list-item>
                  <text:p text:style-name="P141"><text:soft-page-break/>CODE</text:p>
                  <text:list>
                    <text:list-item>
                      <text:p text:style-name="P141">#_20191009_120504:tmp</text:p>
                    </text:list-item>
                    <text:list-item>
                      <text:p text:style-name="P141">#_20191009_120656:marker</text:p>
                    </text:list-item>
                  </text:list>
                </text:list-item>
                <text:list-item>
                  <text:p text:style-name="P141">TEST ==&gt; OK</text:p>
                </text:list-item>
              </text:list>
            </text:list-item>
          </text:list>
        </text:list-item>
        <text:list-item>
          <text:p text:style-name="P141">TASK-2 : stopper → c/o</text:p>
          <text:list>
            <text:list-item>
              <text:p text:style-name="P141">T-2.1</text:p>
              <text:list>
                <text:list-item>
                  <text:list>
                    <text:list-item>
                      <text:p text:style-name="P141">tester_T_2__Buy_Up__Loop_2_Trailing__V2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max ==&gt; 200</text:p>
                    </text:list-item>
                    <text:list-item>
                      <text:p text:style-name="P141">csv ==&gt; fname_Src_Csv=44_5.1_10_rawdata.(AUDJPY).(Period-M15).(NumOfUnits-18000).(Bars-ALL-20190424_184417).20190311_081029.[SLICE-500].csv</text:p>
                    </text:list-item>
                  </text:list>
                </text:list-item>
                <text:list-item>
                  <text:p text:style-name="P141">TEST </text:p>
                </text:list-item>
              </text:list>
            </text:list-item>
            <text:list-item>
              <text:p text:style-name="P141"><draw:frame draw:style-name="fr1" draw:name="オブジェクト1" text:anchor-type="paragraph" svg:width="6.775cm" svg:height="5.554cm" draw:z-index="0"><draw:object xlink:href="./Object 1" xlink:type="simple" xlink:show="embed" xlink:actuate="onLoad"/><draw:image xlink:href="./ObjectReplacements/Object 1" xlink:type="simple" xlink:show="embed" xlink:actuate="onLoad"/></draw:frame>T-2.2 : max ==&gt; 500</text:p>
              <text:list>
                <text:list-item>
                  <text:list>
                    <text:list-item>
                      <text:p text:style-name="P141"/>
                    </text:list-item>
                    <text:list-item>
                      <text:p text:style-name="P141"><draw:frame draw:style-name="fr1" draw:name="オブジェクト2" text:anchor-type="paragraph" svg:width="6.775cm" svg:height="6.535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532939725382581364" text:style-name="L106">
        <text:list-item>
          <text:p text:style-name="P142">TASK-1</text:p>
          <text:list>
            <text:list-item>
              <text:p text:style-name="P142">dat file ==&gt; add columns “BB-areas”</text:p>
              <text:list>
                <text:list-item>
                  <text:p text:style-name="P154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54">　=&gt;　これらの、所在位置 ---&gt; which BB area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TASK-2 : ==&gt; see memo (idea-1) ==&gt; dp programming</text:p>
        </text:list-item>
      </text:list>
      <text:p text:style-name="P10">[further]</text:p>
      <text:list xml:id="list5362194482767418954" text:style-name="L107">
        <text:list-item>
          <text:p text:style-name="P143"/>
        </text:list-item>
      </text:list>
      <text:p text:style-name="P3"><text:line-break/><text:span text:style-name="T36">[/ 20191009_131137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5">res free# JVEMV6 44#8.4.2_ 10 / 44. currency / 8. prog-python / 4 tester / 1. id-2 / </text:span><text:span text:style-name="T6">XXX</text:span></text:p>
      <text:p text:style-name="P20"/>
      <text:p text:style-name="P10">[do] <text:span text:style-name="T25">#_ </text:span></text:p>
      <text:list xml:id="list33347355" text:continue-list="list5828200189148178961" text:style-name="L99">
        <text:list-item>
          <text:p text:style-name="P135">REVIEW</text:p>
        </text:list-item>
        <text:list-item>
          <text:p text:style-name="P135">TASK-1</text:p>
        </text:list-item>
      </text:list>
      <text:list xml:id="list7426689725516263571" text:style-name="L113">
        <text:list-item>
          <text:list>
            <text:list-item>
              <text:p text:style-name="P146"/>
            </text:list-item>
          </text:list>
        </text:list-item>
      </text:list>
      <text:p text:style-name="P10">[next]</text:p>
      <text:list xml:id="list5113410052314523190" text:style-name="L114">
        <text:list-item>
          <text:p text:style-name="P147">TASK</text:p>
        </text:list-item>
      </text:list>
      <text:p text:style-name="P10">[further]</text:p>
      <text:list xml:id="list9135432173341518106" text:style-name="L115">
        <text:list-item>
          <text:p text:style-name="P148"/>
        </text:list-item>
      </text:list>
      <text:p text:style-name="P3"><text:line-break/><text:span text:style-name="T36">[/ XXX]</text:span></text:p>
      <text:p text:style-name="P3"><text:soft-page-break/></text:p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X / 44. currency / 8. prog-python / 4 tester / 1. id-2 / </text:span><text:span text:style-name="T21">XXX</text:span></text:p>
      <text:p text:style-name="P20"/>
      <text:p text:style-name="P10">[do] <text:span text:style-name="T25">#_ </text:span></text:p>
      <text:list xml:id="list33329085" text:continue-list="list33347355" text:style-name="L99">
        <text:list-item>
          <text:p text:style-name="P135">REVIEW</text:p>
        </text:list-item>
        <text:list-item>
          <text:p text:style-name="P135">TASK-1</text:p>
        </text:list-item>
      </text:list>
      <text:list xml:id="list33348690" text:continue-list="list33329985" text:style-name="L63">
        <text:list-item>
          <text:list>
            <text:list-item>
              <text:p text:style-name="P99"/>
            </text:list-item>
          </text:list>
        </text:list-item>
      </text:list>
      <text:p text:style-name="P10">[next]</text:p>
      <text:list xml:id="list268630828449103529" text:style-name="L108">
        <text:list-item>
          <text:p text:style-name="P144">TASK</text:p>
        </text:list-item>
      </text:list>
      <text:p text:style-name="P10">[further]</text:p>
      <text:list xml:id="list3655692688030832577" text:style-name="L109">
        <text:list-item>
          <text:p text:style-name="P145"/>
        </text:list-item>
      </text:list>
      <text:p text:style-name="P3"><text:line-break/><text:span text:style-name="T36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><text:soft-page-break/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885182773137872952" text:style-name="L110">
        <text:list-item>
          <text:p text:style-name="P157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3344482" text:continue-numbering="true" text:style-name="L110">
        <text:list-item>
          <text:list>
            <text:list-item>
              <text:p text:style-name="P157"/>
            </text:list-item>
            <text:list-item>
              <text:p text:style-name="P157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2594945405656140617" text:style-name="L111">
        <text:list-item>
          <text:p text:style-name="P3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3329988" text:continue-numbering="true" text:style-name="L111">
        <text:list-item>
          <text:p text:style-name="P36">git</text:p>
          <text:list>
            <text:list-item>
              <text:p text:style-name="P40">console</text:p>
              <text:list>
                <text:list-item>
                  <text:p text:style-name="P40">r o1 &amp;&amp; s &amp;&amp; r q4 &amp;&amp; s</text:p>
                </text:list-item>
                <text:list-item>
                  <text:p text:style-name="P42"/>
                </text:list-item>
                <text:list-item>
                  <text:p text:style-name="P40">r o1 &amp;&amp; s &amp;&amp; r q &amp;&amp; s</text:p>
                </text:list-item>
                <text:list-item>
                  <text:p text:style-name="P42"> </text:p>
                </text:list-item>
                <text:list-item>
                  <text:p text:style-name="P40">r o1 &amp;&amp; s</text:p>
                </text:list-item>
                <text:list-item>
                  <text:p text:style-name="P42"/>
                </text:list-item>
                <text:list-item>
                  <text:p text:style-name="P40">r q4 &amp;&amp; s</text:p>
                </text:list-item>
                <text:list-item>
                  <text:p text:style-name="P42"/>
                </text:list-item>
                <text:list-item>
                  <text:p text:style-name="P40">r q1 &amp;&amp; s</text:p>
                </text:list-item>
                <text:list-item>
                  <text:p text:style-name="P42"/>
                </text:list-item>
                <text:list-item>
                  <text:p text:style-name="P40"><text:soft-page-break/>r q &amp;&amp; s</text:p>
                </text:list-item>
                <text:list-item>
                  <text:p text:style-name="P41"/>
                </text:list-item>
                <text:list-item>
                  <text:p text:style-name="P40">g l --grep=currency</text:p>
                </text:list-item>
                <text:list-item>
                  <text:p text:style-name="P42"/>
                </text:list-item>
              </text:list>
            </text:list-item>
            <text:list-item>
              <text:p text:style-name="P40">commit</text:p>
              <text:list>
                <text:list-item>
                  <text:p text:style-name="P43">"myself] res freeJVEMV6 44#5.1 74 / 44. currency / 5. ea tools / 1. first / 20190608_160040</text:p>
                </text:list-item>
                <text:list-item>
                  <text:p text:style-name="P42"/>
                </text:list-item>
                <text:list-item>
                  <text:p text:style-name="P43">----------------</text:p>
                </text:list-item>
                <text:list-item>
                  <text:p text:style-name="P42"/>
                </text:list-item>
                <text:list-item>
                  <text:p text:style-name="P43">new FUNC : get_Bars__M_1_A_2</text:p>
                </text:list-item>
                <text:list-item>
                  <text:p text:style-name="P42"/>
                </text:list-item>
                <text:list-item>
                  <text:p text:style-name="P43">==&gt; started</text:p>
                </text:list-item>
                <text:list-item>
                  <text:p text:style-name="P43">"</text:p>
                </text:list-item>
              </text:list>
            </text:list-item>
            <text:list-item>
              <text:p text:style-name="P40">console</text:p>
              <text:list>
                <text:list-item>
                  <text:p text:style-name="P40">r q4 &amp;&amp; p</text:p>
                </text:list-item>
                <text:list-item>
                  <text:p text:style-name="P42"/>
                </text:list-item>
                <text:list-item>
                  <text:p text:style-name="P40">r o1 &amp;&amp; p</text:p>
                </text:list-item>
                <text:list-item>
                  <text:p text:style-name="P42"/>
                </text:list-item>
                <text:list-item>
                  <text:p text:style-name="P40">r q1 &amp;&amp; p</text:p>
                </text:list-item>
                <text:list-item>
                  <text:p text:style-name="P42"/>
                </text:list-item>
                <text:list-item>
                  <text:p text:style-name="P40">r q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r o1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 &amp;&amp; p &amp;&amp; r o1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pushd C:\WORKS_2\Utils\shortcuts\proj_FX &amp;&amp; end_apps.bat</text:p>
                </text:list-item>
                <text:list-item>
                  <text:p text:style-name="P4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3323319" text:continue-numbering="true" text:style-name="L111">
        <text:list-item>
          <text:list>
            <text:list-item>
              <text:list>
                <text:list-item>
                  <text:p text:style-name="P40"/>
                </text:list-item>
                <text:list-item>
                  <text:p text:style-name="P40">r o1 &amp;&amp; e &amp;&amp; p</text:p>
                </text:list-item>
                <text:list-item>
                  <text:p text:style-name="P40">pushd C:\WORKS_2\Utils\shortcuts\proj_FX &amp;&amp; end_apps.bat</text:p>
                </text:list-item>
                <text:list-item>
                  <text:p text:style-name="P41"><text:soft-page-break/></text:p>
                </text:list-item>
              </text:list>
            </text:list-item>
          </text:list>
        </text:list-item>
        <text:list-item>
          <text:p text:style-name="P40">close apps</text:p>
          <text:list>
            <text:list-item>
              <text:p text:style-name="P40">pushd C:\WORKS_2\Utils\shortcuts\proj_FX</text:p>
            </text:list-item>
            <text:list-item>
              <text:p text:style-name="P40">end_apps.bat</text:p>
            </text:list-item>
            <text:list-item>
              <text:p text:style-name="P42"/>
            </text:list-item>
          </text:list>
        </text:list-item>
        <text:list-item>
          <text:p text:style-name="P40">close</text:p>
          <text:list>
            <text:list-item>
              <text:p text:style-name="P40">folders</text:p>
            </text:list-item>
            <text:list-item>
              <text:p text:style-name="P40">browser</text:p>
            </text:list-item>
            <text:list-item>
              <text:p text:style-name="P40">server</text:p>
            </text:list-item>
            <text:list-item>
              <text:p text:style-name="P40">email</text:p>
            </text:list-item>
          </text:list>
        </text:list-item>
        <text:list-item>
          <text:p text:style-name="P173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2007678588101330651" text:style-name="L112">
        <text:list-item>
          <text:p text:style-name="P31">git</text:p>
          <text:list>
            <text:list-item>
              <text:p text:style-name="P31">commit</text:p>
            </text:list-item>
          </text:list>
        </text:list-item>
        <text:list-item>
          <text:p text:style-name="P31">move “@@@”</text:p>
        </text:list-item>
        <text:list-item>
          <text:p text:style-name="P31">DUP : template</text:p>
        </text:list-item>
        <text:list-item>
          <text:p text:style-name="P31">delete</text:p>
          <text:list>
            <text:list-item>
              <text:p text:style-name="P31">log folders (gen-ed in this session)</text:p>
            </text:list-item>
          </text:list>
        </text:list-item>
        <text:list-item>
          <text:p text:style-name="P31">close apps</text:p>
          <text:list>
            <text:list-item>
              <text:p text:style-name="P31">eclipse</text:p>
            </text:list-item>
            <text:list-item>
              <text:p text:style-name="P31">server</text:p>
            </text:list-item>
            <text:list-item>
              <text:p text:style-name="P31">web page</text:p>
            </text:list-item>
            <text:list-item>
              <text:p text:style-name="P31">folders</text:p>
            </text:list-item>
            <text:list-item>
              <text:p text:style-name="P31">mt4 tra<text:span text:style-name="T33">ding tool</text:span></text:p>
            </text:list-item>
          </text:list>
        </text:list-item>
        <text:list-item>
          <text:p text:style-name="P3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3347750" text:continue-numbering="true" text:style-name="L112">
        <text:list-item>
          <text:p text:style-name="P31">close</text:p>
          <text:list>
            <text:list-item>
              <text:p text:style-name="P31"><text:soft-page-break/>console window</text:p>
            </text:list-item>
            <text:list-item>
              <text:p text:style-name="P31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9T13:13:02.64</dc:date>
    <meta:editing-duration>P1DT19H37M58S</meta:editing-duration>
    <meta:editing-cycles>170</meta:editing-cycles>
    <meta:generator>OpenOffice/4.1.3$Win32 OpenOffice.org_project/413m1$Build-9783</meta:generator>
    <dc:creator>iwabuchi ken</dc:creator>
    <meta:document-statistic meta:table-count="5" meta:image-count="0" meta:object-count="2" meta:page-count="54" meta:paragraph-count="1251" meta:word-count="6100" meta:character-count="357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1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3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[libfx_6.py:3259 / 20191009_12472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</table:table-row>
        <table:table-row table:style-name="ro1">
          <table:table-cell table:number-columns-repeated="4"/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3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